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bu2_20250809.xml" manifest:media-type="text/xml"/>
  <manifest:file-entry manifest:full-path="Basic/Standard/bu1_20250805.xml" manifest:media-type="text/xml"/>
  <manifest:file-entry manifest:full-path="Basic/Standard/bu3_20250812.xml" manifest:media-type="text/xml"/>
  <manifest:file-entry manifest:full-path="Basic/Standard/bu4_20250814.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Ubuntu" svg:font-family="Ubuntu" style:font-pitch="variable"/>
    <style:font-face style:name="Ubuntu Sans" svg:font-family="'Ubuntu Sans'" style:font-family-generic="swiss" style:font-pitch="variable"/>
  </office:font-face-decls>
  <office:automatic-styles>
    <style:style style:name="co1" style:family="table-column">
      <style:table-column-properties fo:break-before="auto" style:column-width="0.684cm"/>
    </style:style>
    <style:style style:name="co2" style:family="table-column">
      <style:table-column-properties fo:break-before="auto" style:column-width="7.971cm"/>
    </style:style>
    <style:style style:name="co3" style:family="table-column">
      <style:table-column-properties fo:break-before="auto" style:column-width="2.651cm"/>
    </style:style>
    <style:style style:name="co4" style:family="table-column">
      <style:table-column-properties fo:break-before="auto" style:column-width="7.447cm"/>
    </style:style>
    <style:style style:name="co5" style:family="table-column">
      <style:table-column-properties fo:break-before="auto" style:column-width="3.336cm"/>
    </style:style>
    <style:style style:name="co6" style:family="table-column">
      <style:table-column-properties fo:break-before="auto" style:column-width="2.506cm"/>
    </style:style>
    <style:style style:name="co7" style:family="table-column">
      <style:table-column-properties fo:break-before="auto" style:column-width="1.983cm"/>
    </style:style>
    <style:style style:name="co8" style:family="table-column">
      <style:table-column-properties fo:break-before="auto" style:column-width="2.11cm"/>
    </style:style>
    <style:style style:name="co9" style:family="table-column">
      <style:table-column-properties fo:break-before="auto" style:column-width="2.145cm"/>
    </style:style>
    <style:style style:name="co10" style:family="table-column">
      <style:table-column-properties fo:break-before="auto" style:column-width="1.478cm"/>
    </style:style>
    <style:style style:name="co11" style:family="table-column">
      <style:table-column-properties fo:break-before="auto" style:column-width="2.489cm"/>
    </style:style>
    <style:style style:name="co12" style:family="table-column">
      <style:table-column-properties fo:break-before="auto" style:column-width="6.456cm"/>
    </style:style>
    <style:style style:name="co13" style:family="table-column">
      <style:table-column-properties fo:break-before="auto" style:column-width="7.142cm"/>
    </style:style>
    <style:style style:name="co14" style:family="table-column">
      <style:table-column-properties fo:break-before="auto" style:column-width="4.544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028cm" fo:break-before="auto" style:use-optimal-row-height="true"/>
    </style:style>
    <style:style style:name="ro3" style:family="table-row">
      <style:table-row-properties style:row-height="0.758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549cm" fo:break-before="auto" style:use-optimal-row-height="true"/>
    </style:style>
    <style:style style:name="ro6" style:family="table-row">
      <style:table-row-properties style:row-height="0.529cm" fo:break-before="auto" style:use-optimal-row-height="true"/>
    </style:style>
    <style:style style:name="ro7" style:family="table-row">
      <style:table-row-properties style:row-height="0.568cm" fo:break-before="auto" style:use-optimal-row-height="true"/>
    </style:style>
    <style:style style:name="ro8" style:family="table-row">
      <style:table-row-properties style:row-height="0.487cm"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style:style style:name="ce2"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data-style-name="N118">
      <style:table-cell-properties style:text-align-source="fix" style:repeat-content="false"/>
      <style:paragraph-properties fo:text-align="center" fo:margin-left="0cm"/>
    </style:style>
    <style:style style:name="ce11" style:family="table-cell" style:parent-style-name="Default">
      <style:map style:condition="cell-content()=[.D3:.D17]" style:apply-style-name="Hyperlink" style:base-cell-address="duplicates.B3"/>
    </style:style>
    <style:style style:name="ce9" style:family="table-cell" style:parent-style-name="Default">
      <style:map style:condition="cell-content()=[.D9:.D17]" style:apply-style-name="Hyperlink" style:base-cell-address="duplicates.B9"/>
    </style:style>
    <style:style style:name="ce12" style:family="table-cell" style:parent-style-name="Default">
      <style:map style:condition="cell-content()=[.E3:.E17]" style:apply-style-name="Hyperlink" style:base-cell-address="duplicates.C3"/>
    </style:style>
    <style:style style:name="ce16" style:family="table-cell" style:parent-style-name="Default">
      <style:map style:condition="cell-content()=[.E9:.E17]" style:apply-style-name="Hyperlink" style:base-cell-address="duplicates.C9"/>
    </style:style>
    <style:style style:name="ce13" style:family="table-cell" style:parent-style-name="Default">
      <style:map style:condition="cell-content()=[.B3:.B17]" style:apply-style-name="Hyperlink" style:base-cell-address="duplicates.D3"/>
    </style:style>
    <style:style style:name="ce18" style:family="table-cell" style:parent-style-name="Default">
      <style:map style:condition="cell-content()=[.B9:.B17]" style:apply-style-name="Hyperlink" style:base-cell-address="duplicates.D9"/>
    </style:style>
    <style:style style:name="ce25" style:family="table-cell" style:parent-style-name="Default" style:data-style-name="N0">
      <style:table-cell-properties style:text-align-source="fix" style:repeat-content="false"/>
      <style:paragraph-properties fo:text-align="end" fo:margin-left="0cm"/>
      <style:text-properties fo:font-weight="bold" style:font-weight-asian="bold" style:font-weight-complex="bold"/>
    </style:style>
    <style:style style:name="ce15" style:family="table-cell" style:parent-style-name="Default">
      <style:map style:condition="cell-content()=[.C3:.C17]" style:apply-style-name="Hyperlink" style:base-cell-address="duplicates.E3"/>
    </style:style>
    <style:style style:name="ce21" style:family="table-cell" style:parent-style-name="Default">
      <style:map style:condition="cell-content()=[.C9:.C17]" style:apply-style-name="Hyperlink" style:base-cell-address="duplicates.E9"/>
    </style:style>
    <style:style style:name="ce1" style:family="table-cell" style:parent-style-name="Default" style:data-style-name="N3"/>
    <style:style style:name="ce27" style:family="table-cell" style:parent-style-name="Default">
      <style:table-cell-properties fo:background-color="transparent"/>
    </style:style>
    <style:style style:name="ce36" style:family="table-cell" style:parent-style-name="Default">
      <style:text-properties style:use-window-font-color="true" style:text-outline="false" style:text-line-through-style="none" style:text-line-through-type="none" style:font-name="Ubuntu" fo:font-size="24pt" fo:language="el" fo:country="GR" fo:font-style="normal" fo:text-shadow="none" style:text-underline-style="none" fo:font-weight="bold" style:text-underline-mode="continuous" style:text-overline-mode="continuous" style:text-line-through-mode="continuous" style:font-name-asian="Noto Serif CJK SC" style:font-size-asian="24pt" style:language-asian="none" style:country-asian="none" style:font-style-asian="normal" style:font-weight-asian="bold" style:font-name-complex="Liberation Serif" style:font-size-complex="24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ext-properties style:use-window-font-color="true" style:text-outline="false" style:text-line-through-style="none" style:text-line-through-type="none" style:font-name="Ubuntu" fo:font-size="18pt" fo:language="el" fo:country="GR" fo:font-style="normal" fo:text-shadow="none" style:text-underline-style="none" fo:font-weight="bold" style:text-underline-mode="continuous" style:text-overline-mode="continuous" style:text-line-through-mode="continuous" style:font-name-asian="Noto Serif CJK SC" style:font-size-asian="18pt" style:language-asian="none" style:country-asian="none" style:font-style-asian="normal" style:font-weight-asian="bold" style:font-name-complex="Liberation Serif" style:font-size-complex="18pt" style:language-complex="none" style:country-complex="none" style:font-style-complex="normal" style:font-weight-complex="bold" style:text-emphasize="none" style:font-relief="none" style:text-overline-style="none" style:text-overline-color="font-color"/>
    </style:style>
    <style:style style:name="ce39" style:family="table-cell" style:parent-style-name="Default">
      <style:text-properties style:use-window-font-color="true" style:text-outline="false" style:text-line-through-style="none" style:text-line-through-type="none" style:font-name="Ubuntu" fo:font-size="14pt" fo:language="el" fo:country="GR" fo:font-style="normal" fo:text-shadow="none" style:text-underline-style="none" fo:font-weight="bold" style:text-underline-mode="continuous" style:text-overline-mode="continuous" style:text-line-through-mode="continuous" style:font-name-asian="Noto Serif CJK SC" style:font-size-asian="14pt" style:language-asian="none" style:country-asian="none" style:font-style-asian="normal" style:font-weight-asian="bold" style:font-name-complex="Liberation Serif" style:font-size-complex="14pt" style:language-complex="none" style:country-complex="none" style:font-style-complex="normal" style:font-weight-complex="bold" style:text-emphasize="none" style:font-relief="none" style:text-overline-style="none" style:text-overline-color="font-color"/>
    </style:style>
    <style:style style:name="ce42" style:family="table-cell" style:parent-style-name="Default">
      <style:text-properties style:font-name="Ubuntu"/>
    </style:style>
    <style:style style:name="ce43" style:family="table-cell" style:parent-style-name="Default">
      <style:table-cell-properties fo:border="none"/>
      <style:text-properties style:use-window-font-color="true" style:text-outline="false" style:text-line-through-style="none" style:text-line-through-type="none" style:font-name="Ubuntu" fo:font-size="14pt" fo:language="el" fo:country="GR" fo:font-style="normal" fo:text-shadow="none" style:text-underline-style="none" fo:font-weight="bold" style:text-underline-mode="continuous" style:text-overline-mode="continuous" style:text-line-through-mode="continuous" style:font-name-asian="Noto Serif CJK SC" style:font-size-asian="14pt" style:language-asian="none" style:country-asian="none" style:font-style-asian="normal" style:font-weight-asian="bold" style:font-name-complex="Liberation Serif" style:font-size-complex="14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Ubuntu" fo:font-size="6pt" fo:language="el" fo:country="GR" fo:font-style="normal" fo:text-shadow="none" style:text-underline-style="none" fo:font-weight="normal" style:text-underline-mode="continuous" style:text-overline-mode="continuous" style:text-line-through-mode="continuous" style:font-name-asian="Ubuntu Sans" style:font-size-asian="6pt" style:language-asian="none" style:country-asian="none" style:font-style-asian="normal" style:font-weight-asian="normal" style:font-name-complex="Ubuntu Sans" style:font-size-complex="6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Ubuntu" fo:font-size="12pt" fo:language="el" fo:country="GR" fo:font-style="normal" fo:text-shadow="none" style:text-underline-style="none"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Ubuntu Sans" style:font-size-complex="6.80000019073486pt" style:language-complex="none" style:country-complex="none" style:font-style-complex="normal" style:text-emphasize="none" style:font-relief="none" style:text-overline-style="none" style:text-overline-color="font-color"/>
    </style:style>
    <style:style style:name="ce35"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no-wrap"/>
      <style:text-properties style:use-window-font-color="true" style:text-outline="false" style:text-line-through-style="none" style:text-line-through-type="none" style:font-name="Ubuntu" fo:font-size="11pt" fo:language="zxx" fo:country="none"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fo:wrap-option="no-wrap"/>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no-wrap"/>
      <style:paragraph-properties fo:text-align="start" fo:margin-left="0.706cm"/>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ext-properties style:font-name="Ubuntu" fo:language="zxx" fo:country="none"/>
    </style:style>
    <style:style style:name="ce5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no-wrap"/>
      <style:text-properties style:font-name="Ubuntu" fo:language="zxx" fo:country="none"/>
    </style:style>
    <style:style style:name="ce54" style:family="table-cell" style:parent-style-name="Default">
      <style:table-cell-properties fo:border="none"/>
      <style:text-properties style:font-name="Ubuntu"/>
    </style:style>
    <style:style style:name="ce55" style:family="table-cell" style:parent-style-name="Default">
      <style:table-cell-properties style:text-align-source="fix" style:repeat-content="false" fo:border="0.74pt solid #000000"/>
      <style:paragraph-properties fo:text-align="center"/>
      <style:text-properties style:use-window-font-color="true" style:text-outline="false" style:text-line-through-style="none" style:text-line-through-type="none" style:font-name="Ubuntu" fo:font-size="12pt" fo:language="el" fo:country="GR" fo:font-style="normal" fo:text-shadow="none" style:text-underline-style="none" fo:font-weight="bold" style:text-underline-mode="continuous" style:text-overline-mode="continuous" style:text-line-through-mode="continuous" style:font-name-asian="Ubuntu Sans" style:font-size-asian="6.80000019073486pt" style:language-asian="none" style:country-asian="none" style:font-style-asian="normal" style:font-weight-asian="bold" style:font-name-complex="Ubuntu Sans" style:font-size-complex="6.80000019073486pt" style:language-complex="none" style:country-complex="none" style:font-style-complex="normal" style:font-weight-complex="bold" style:text-emphasize="none" style:font-relief="none" style:text-overline-style="none" style:text-overline-color="font-color"/>
    </style:style>
    <style:style style:name="ce56" style:family="table-cell" style:parent-style-name="Default">
      <style:table-cell-properties fo:border="0.74pt solid #000000"/>
      <style:text-properties style:use-window-font-color="true" style:text-outline="false" style:text-line-through-style="none" style:text-line-through-type="none" style:font-name="Ubuntu" fo:font-size="12pt" fo:language="el" fo:country="GR" fo:font-style="normal" fo:text-shadow="none" style:text-underline-style="none" fo:font-weight="bold" style:text-underline-mode="continuous" style:text-overline-mode="continuous" style:text-line-through-mode="continuous" style:font-name-asian="Ubuntu Sans" style:font-size-asian="6.80000019073486pt" style:language-asian="none" style:country-asian="none" style:font-style-asian="normal" style:font-weight-asian="normal" style:font-name-complex="Ubuntu Sans" style:font-size-complex="6.80000019073486pt" style:language-complex="none" style:country-complex="none" style:font-style-complex="normal" style:font-weight-complex="bold" style:text-emphasize="none" style:font-relief="none" style:text-overline-style="none" style:text-overline-color="font-color"/>
    </style:style>
    <style:style style:name="ce57" style:family="table-cell" style:parent-style-name="Default">
      <style:table-cell-properties fo:border="0.74pt solid #000000"/>
      <style:text-properties style:use-window-font-color="true" style:text-outline="false" style:text-line-through-style="none" style:text-line-through-type="none" style:font-name="Ubuntu" fo:font-size="12pt"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58" style:family="table-cell" style:parent-style-name="Default">
      <style:text-properties style:use-window-font-color="true" style:text-outline="false" style:text-line-through-style="none" style:text-line-through-type="none" style:font-name="Ubuntu" fo:font-size="12pt" fo:language="el" fo:country="GR" fo:font-style="normal" fo:text-shadow="none" style:text-underline-style="none"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text-emphasize="none" style:font-relief="none" style:text-overline-style="none" style:text-overline-color="font-color"/>
    </style:style>
    <style:style style:name="ce71" style:family="table-cell" style:parent-style-name="Default">
      <style:table-cell-properties style:text-align-source="fix" style:repeat-content="false" fo:wrap-option="no-wrap"/>
      <style:paragraph-properties fo:text-align="start" fo:margin-left="0.353cm"/>
      <style:text-properties style:font-name="Ubuntu" fo:language="zxx" fo:country="none" fo:font-weight="normal" style:font-weight-asian="normal" style:font-weight-complex="normal"/>
    </style:style>
    <style:style style:name="ce60" style:family="table-cell" style:parent-style-name="Default">
      <style:table-cell-properties style:text-align-source="fix" style:repeat-content="false" fo:wrap-option="no-wrap"/>
      <style:paragraph-properties fo:text-align="start" fo:margin-left="0.353cm"/>
      <style:text-properties style:font-name="Ubuntu" fo:language="zxx" fo:country="none"/>
    </style:style>
    <style:style style:name="ce61" style:family="table-cell" style:parent-style-name="Default">
      <style:table-cell-properties style:text-align-source="fix" style:repeat-content="false" fo:wrap-option="no-wrap"/>
      <style:paragraph-properties fo:text-align="start" fo:margin-left="0.706cm"/>
      <style:text-properties style:font-name="Ubuntu" fo:language="zxx" fo:country="none"/>
    </style:style>
    <style:style style:name="ce62" style:family="table-cell" style:parent-style-name="Default">
      <style:table-cell-properties style:text-align-source="fix" style:repeat-content="false" fo:wrap-option="wrap"/>
      <style:paragraph-properties fo:text-align="start" fo:margin-left="0.353cm"/>
      <style:text-properties style:font-name="Ubuntu" fo:language="zxx" fo:country="none"/>
    </style:style>
    <style:style style:name="ce63" style:family="table-cell" style:parent-style-name="Default">
      <style:table-cell-properties fo:border="0.74pt solid #000000"/>
      <style:text-properties style:use-window-font-color="true" style:text-outline="false" style:text-line-through-style="none" style:text-line-through-type="none" style:font-name="Ubuntu" fo:font-size="12pt" fo:language="el" fo:country="GR" fo:font-style="normal" fo:text-shadow="none" style:text-underline-style="none" fo:font-weight="normal" style:text-underline-mode="continuous" style:text-overline-mode="continuous" style:text-line-through-mode="continuous" style:font-name-asian="Ubuntu Sans" style:font-size-asian="6.80000019073486pt" style:language-asian="none" style:country-asian="none" style:font-style-asian="normal" style:font-weight-asian="normal" style:font-name-complex="Ubunt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fo:border="0.74pt solid #000000"/>
      <style:text-properties style:use-window-font-color="true" style:text-outline="false" style:text-line-through-style="none" style:text-line-through-type="none" style:font-name="Ubuntu" fo:font-size="12pt"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Ubuntu" fo:font-size="10pt" fo:font-weight="normal" style:text-underline-style="none" style:text-underline-color="font-color" style:text-line-through-type="none" fo:font-style="normal" style:text-outline="false" fo:text-shadow="none" style:text-line-through-mode="continuous" fo:language="zxx" fo:country="none" style:language-asian="none" style:country-asian="none" style:language-complex="none" style:country-complex="none"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Ubuntu" fo:font-size="18pt" fo:font-weight="bold" style:text-underline-style="none" style:text-underline-color="font-color" style:text-line-through-type="none" fo:font-style="normal" style:text-outline="false" fo:text-shadow="none" style:text-line-through-mode="continuous" fo:language="el" fo:country="GR" style:language-asian="none" style:country-asian="none" style:language-complex="none" style:country-complex="none" style:font-name-asian="Noto Serif CJK SC" style:font-name-complex="Liberation Serif" style:font-size-asian="18pt" style:font-size-complex="18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Ubuntu Sans" fo:font-weight="bold" fo:language="el" fo:country="GR" style:font-name-complex="Ubuntu Sans" style:font-weight-complex="bold"/>
    </style:style>
    <style:style style:name="T4" style:family="text">
      <style:text-properties style:font-name="Ubuntu Sans" fo:language="el" fo:country="GR" style:font-name-complex="Ubuntu Sans"/>
    </style:style>
    <style:style style:name="T5" style:family="text">
      <style:text-properties style:font-name="Ubuntu Sans" fo:font-weight="bold" fo:language="el" fo:country="GR" style:font-name-asian="Ubuntu Sans" style:font-name-complex="Ubuntu Sans" style:font-weight-complex="bold"/>
    </style:style>
    <style:style style:name="T6" style:family="text">
      <style:text-properties style:font-name="Ubuntu Sans" fo:language="el" fo:country="GR" style:font-name-complex="Ubuntu Sans" fo:font-weight="bold" style:font-weight-complex="bold"/>
    </style:style>
    <style:style style:name="T7" style:family="text">
      <style:text-properties fo:language="el" fo:country="GR" style:font-name="Liberation Mono" style:font-name-asian="Noto Sans Mono CJK SC" style:font-name-complex="Liberation Mono"/>
    </style:style>
    <style:style style:name="T8" style:family="text">
      <style:text-properties fo:language="el" fo:country="GR" style:font-name="Ubuntu Sans" style:font-name-complex="Ubuntu Sans"/>
    </style:style>
    <style:style style:name="T9" style:family="text">
      <style:text-properties style:font-name="Ubuntu Sans" fo:language="el" fo:country="GR" style:font-name-asian="Ubuntu Sans" style:font-name-complex="Ubuntu Sans"/>
    </style:style>
  </office:automatic-styles>
  <office:body>
    <office:spreadsheet>
      <table:calculation-settings table:automatic-find-labels="false" table:use-regular-expressions="false" table:use-wildcards="true"/>
      <table:content-validations>
        <table:content-validation table:name="val1" table:base-cell-address="duplicates.H2">
          <table:error-message table:message-type="stop" table:display="true"/>
        </table:content-validation>
        <table:content-validation table:name="val2" table:condition="of:cell-content-is-in-list(&quot;YES&quot;;&quot;NO&quot;;&quot;REVIEW&quot;)" table:allow-empty-cell="true" table:display-list="unsorted" table:base-cell-address="duplicates.H1048576">
          <table:error-message table:message-type="stop" table:display="true"/>
        </table:content-validation>
        <table:content-validation table:name="val3" table:condition="of:cell-content-is-in-list(&quot;YES&quot;;&quot;NO&quot;;&quot;REVIEW&quot;)" table:allow-empty-cell="true" table:display-list="unsorted" table:base-cell-address="duplicates.I1048576">
          <table:error-message table:message-type="stop" table:display="true"/>
        </table:content-validation>
        <table:content-validation table:name="val4" table:condition="of:cell-content-is-in-list(&quot;DELETE_ORIGINAL&quot;;&quot;DELETE_DUPLICATE&quot;;&quot;DELETE_BOTH&quot;;&quot;HARD_LINK_ORIG&quot;;&quot;HARD_LINK_DUP&quot;;&quot;SOFT_LINK_ORIG&quot;;&quot;SOFT_LINK_DUP&quot;;&quot;MOVE_ORIG_TO&quot;;&quot;MOVE_DUP_TO&quot;;&quot;REVIEW_NEEDED&quot;)" table:allow-empty-cell="true" table:display-list="unsorted" table:base-cell-address="duplicates.J1048576">
          <table:error-message table:message-type="stop" table:display="true"/>
        </table:content-validation>
      </table:content-validations>
      <table:table table:name="duplicates" table:style-name="ta1">
        <office:forms form:automatic-focus="false" form:apply-design-mode="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column table:style-name="co8" table:number-columns-repeated="2" table:default-cell-style-name="Default"/>
        <table:table-column table:style-name="co9" table:default-cell-style-name="Default"/>
        <table:table-column table:style-name="co5" table:number-columns-repeated="16374" table:default-cell-style-name="Default"/>
        <table:table-row table:style-name="ro1">
          <table:table-cell table:style-name="ce2"/>
          <table:table-cell table:number-columns-repeated="3"/>
          <table:table-cell table:style-name="ce25" table:formula="of:=TEXT([.F1]/1024^3; &quot;#.##0,000&quot;) &amp; &quot; GB&quot; &amp; &quot;--&gt;&quot;" office:value-type="string" office:string-value="0,000 GB--&gt;" calcext:value-type="string">
            <text:p>0,000 GB--&gt;</text:p>
          </table:table-cell>
          <table:table-cell table:formula="of:=SUBTOTAL(9; [.F3:.F100000])" office:value-type="float" office:value="0" calcext:value-type="float">
            <text:p>0</text:p>
          </table:table-cell>
          <table:table-cell/>
          <table:table-cell table:content-validation-name="val1" table:number-columns-repeated="3"/>
          <table:table-cell table:number-columns-repeated="16374"/>
        </table:table-row>
        <table:table-row table:style-name="ro1">
          <table:table-cell table:style-name="ce4"/>
          <table:table-cell office:value-type="string" calcext:value-type="string">
            <text:p>OriginalFolder</text:p>
          </table:table-cell>
          <table:table-cell office:value-type="string" calcext:value-type="string">
            <text:p>OriginalFile</text:p>
          </table:table-cell>
          <table:table-cell office:value-type="string" calcext:value-type="string">
            <text:p>DuplicateFolder</text:p>
          </table:table-cell>
          <table:table-cell office:value-type="string" calcext:value-type="string">
            <text:p>DuplicateFile</text:p>
          </table:table-cell>
          <table:table-cell office:value-type="string" calcext:value-type="string">
            <text:p>Size</text:p>
          </table:table-cell>
          <table:table-cell office:value-type="string" calcext:value-type="string">
            <text:p>Hash</text:p>
          </table:table-cell>
          <table:table-cell table:content-validation-name="val1" office:value-type="string" calcext:value-type="string">
            <text:p>KeepOrig</text:p>
          </table:table-cell>
          <table:table-cell table:content-validation-name="val1" office:value-type="string" calcext:value-type="string">
            <text:p>KeepDup</text:p>
          </table:table-cell>
          <table:table-cell table:content-validation-name="val1" office:value-type="string" calcext:value-type="string">
            <text:p>Action</text:p>
          </table:table-cell>
          <table:table-cell office:value-type="string" calcext:value-type="string">
            <text:p>NOTES</text:p>
          </table:table-cell>
          <table:table-cell table:number-columns-repeated="16373"/>
        </table:table-row>
        <table:table-row table:style-name="ro1" table:number-rows-repeated="6">
          <table:table-cell/>
          <table:table-cell table:style-name="ce11"/>
          <table:table-cell table:style-name="ce12"/>
          <table:table-cell table:style-name="ce13"/>
          <table:table-cell table:style-name="ce15"/>
          <table:table-cell table:number-columns-repeated="2"/>
          <table:table-cell table:style-name="ce27" table:content-validation-name="val2"/>
          <table:table-cell table:style-name="ce27" table:content-validation-name="val3"/>
          <table:table-cell table:content-validation-name="val4"/>
          <table:table-cell table:number-columns-repeated="16374"/>
        </table:table-row>
        <table:table-row table:style-name="ro1">
          <table:table-cell/>
          <table:table-cell table:style-name="ce9"/>
          <table:table-cell table:style-name="ce16"/>
          <table:table-cell table:style-name="ce18"/>
          <table:table-cell table:style-name="ce21"/>
          <table:table-cell table:number-columns-repeated="2"/>
          <table:table-cell table:style-name="ce27" table:content-validation-name="val2"/>
          <table:table-cell table:style-name="ce27" table:content-validation-name="val3"/>
          <table:table-cell table:content-validation-name="val4"/>
          <table:table-cell table:number-columns-repeated="16374"/>
        </table:table-row>
        <table:table-row table:style-name="ro1" table:number-rows-repeated="8">
          <table:table-cell/>
          <table:table-cell table:style-name="ce11"/>
          <table:table-cell table:style-name="ce12"/>
          <table:table-cell table:style-name="ce13"/>
          <table:table-cell table:style-name="ce15"/>
          <table:table-cell table:number-columns-repeated="2"/>
          <table:table-cell table:style-name="ce27" table:content-validation-name="val2"/>
          <table:table-cell table:style-name="ce27" table:content-validation-name="val3"/>
          <table:table-cell table:content-validation-name="val4"/>
          <table:table-cell table:number-columns-repeated="16374"/>
        </table:table-row>
        <table:table-row table:style-name="ro1" table:number-rows-repeated="12">
          <table:table-cell table:number-columns-repeated="7"/>
          <table:table-cell table:style-name="ce27" table:content-validation-name="val2"/>
          <table:table-cell table:style-name="ce27" table:content-validation-name="val3"/>
          <table:table-cell table:content-validation-name="val4"/>
          <table:table-cell table:number-columns-repeated="16374"/>
        </table:table-row>
        <table:table-row table:style-name="ro1" table:number-rows-repeated="1048546">
          <table:table-cell table:number-columns-repeated="7"/>
          <table:table-cell table:content-validation-name="val2"/>
          <table:table-cell table:content-validation-name="val3"/>
          <table:table-cell table:content-validation-name="val4"/>
          <table:table-cell table:number-columns-repeated="16374"/>
        </table:table-row>
        <table:table-row table:style-name="ro1">
          <table:table-cell table:number-columns-repeated="7"/>
          <table:table-cell table:content-validation-name="val2"/>
          <table:table-cell table:content-validation-name="val3"/>
          <table:table-cell table:content-validation-name="val4"/>
          <table:table-cell table:number-columns-repeated="16374"/>
        </table:table-row>
        <table:named-expressions>
          <table:named-range table:name="data" table:base-cell-address="$duplicates.$B$2" table:cell-range-address="$duplicates.$B$2:.$K$1048576" table:range-usable-as="filter"/>
        </table:named-expressions>
        <calcext:conditional-formats>
          <calcext:conditional-format calcext:target-range-address="duplicates.B10:duplicates.B17 duplicates.B3:duplicates.B8">
            <calcext:condition calcext:apply-style-name="Hyperlink" calcext:value="=[.D3:.D17]" calcext:base-cell-address="duplicates.B3"/>
          </calcext:conditional-format>
          <calcext:conditional-format calcext:target-range-address="duplicates.D10:duplicates.D17 duplicates.D3:duplicates.D8">
            <calcext:condition calcext:apply-style-name="Hyperlink" calcext:value="=[.B3:.B17]" calcext:base-cell-address="duplicates.D3"/>
          </calcext:conditional-format>
          <calcext:conditional-format calcext:target-range-address="duplicates.C10:duplicates.C17 duplicates.C3:duplicates.C8">
            <calcext:condition calcext:apply-style-name="Hyperlink" calcext:value="=[.E3:.E17]" calcext:base-cell-address="duplicates.C3"/>
          </calcext:conditional-format>
          <calcext:conditional-format calcext:target-range-address="duplicates.E10:duplicates.E17 duplicates.E3:duplicates.E8">
            <calcext:condition calcext:apply-style-name="Hyperlink" calcext:value="=[.C3:.C17]" calcext:base-cell-address="duplicates.E3"/>
          </calcext:conditional-format>
          <calcext:conditional-format calcext:target-range-address="duplicates.B9:duplicates.B9">
            <calcext:condition calcext:apply-style-name="Hyperlink" calcext:value="=[.D9:.D17]" calcext:base-cell-address="duplicates.B9"/>
          </calcext:conditional-format>
          <calcext:conditional-format calcext:target-range-address="duplicates.D9:duplicates.D9">
            <calcext:condition calcext:apply-style-name="Hyperlink" calcext:value="=[.B9:.B17]" calcext:base-cell-address="duplicates.D9"/>
          </calcext:conditional-format>
          <calcext:conditional-format calcext:target-range-address="duplicates.C9:duplicates.C9">
            <calcext:condition calcext:apply-style-name="Hyperlink" calcext:value="=[.E9:.E17]" calcext:base-cell-address="duplicates.C9"/>
          </calcext:conditional-format>
          <calcext:conditional-format calcext:target-range-address="duplicates.E9:duplicates.E9">
            <calcext:condition calcext:apply-style-name="Hyperlink" calcext:value="=[.C9:.C17]" calcext:base-cell-address="duplicates.E9"/>
          </calcext:conditional-format>
        </calcext:conditional-formats>
      </table:table>
      <table:table table:name="help" table:style-name="ta1">
        <table:table-column table:style-name="co10" table:default-cell-style-name="ce65"/>
        <table:table-column table:style-name="co11" table:default-cell-style-name="ce65"/>
        <table:table-column table:style-name="co12" table:default-cell-style-name="ce65"/>
        <table:table-column table:style-name="co13" table:default-cell-style-name="ce65"/>
        <table:table-column table:style-name="co14" table:default-cell-style-name="ce51"/>
        <table:table-column table:style-name="co15" table:number-columns-repeated="16379" table:default-cell-style-name="ce51"/>
        <table:table-row table:style-name="ro2">
          <table:table-cell table:style-name="ce36" office:value-type="string" calcext:value-type="string">
            <text:p>Czkawka Duplicates - Quick Reference</text:p>
          </table:table-cell>
          <table:table-cell table:style-name="ce42" table:number-columns-repeated="3"/>
          <table:table-cell table:number-columns-repeated="16380"/>
        </table:table-row>
        <table:table-row table:style-name="ro3">
          <table:table-cell table:style-name="ce37" office:value-type="string" calcext:value-type="string">
            <text:p><text:span text:style-name="T1">📊 </text:span>SPREADSHEET LAYOUT</text:p>
          </table:table-cell>
          <table:table-cell table:style-name="ce42" table:number-columns-repeated="3"/>
          <table:table-cell table:number-columns-repeated="16380"/>
        </table:table-row>
        <table:table-row table:style-name="ro4">
          <table:table-cell table:style-name="ce39" office:value-type="string" calcext:value-type="string">
            <text:p>Data Structure</text:p>
          </table:table-cell>
          <table:table-cell table:style-name="ce42" table:number-columns-repeated="3"/>
          <table:table-cell table:number-columns-repeated="16380"/>
        </table:table-row>
        <table:table-row table:style-name="ro5">
          <table:table-cell table:style-name="ce42"/>
          <table:table-cell table:style-name="ce45" office:value-type="string" calcext:value-type="string">
            <text:p><text:span text:style-name="T3">Row 1</text:span><text:span text:style-name="T4">: Subtotals/formulas (PROTECTED)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Row 2</text:span><text:span text:style-name="T4">: Column headers (PROTECTED)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Row 3+</text:span><text:span text:style-name="T4">: Your data (import CSV here at B3)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Column A</text:span><text:span text:style-name="T4">: Progress checkboxes (☑/☐)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Columns B-E</text:span><text:span text:style-name="T4">: File paths and names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Columns F-G</text:span><text:span text:style-name="T4">: Size and hash data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Columns H-I</text:span><text:span text:style-name="T4">: Decision colors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Column J</text:span><text:span text:style-name="T4">: Generated actions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Column K</text:span><text:span text:style-name="T4">: Your notes </text:span></text:p>
          </table:table-cell>
          <table:table-cell table:style-name="ce42" table:number-columns-repeated="2"/>
          <table:table-cell table:number-columns-repeated="16380"/>
        </table:table-row>
        <table:table-row table:style-name="ro3">
          <table:table-cell table:style-name="ce37" office:value-type="string" calcext:value-type="string">
            <text:p><text:span text:style-name="T2">⌨️ </text:span>KEYBOARD SHORTCUTS</text:p>
          </table:table-cell>
          <table:table-cell table:style-name="ce42" table:number-columns-repeated="3"/>
          <table:table-cell table:number-columns-repeated="16380"/>
        </table:table-row>
        <table:table-row table:style-name="ro4">
          <table:table-cell table:style-name="ce43" office:value-type="string" calcext:value-type="string">
            <text:p>File Comparison</text:p>
          </table:table-cell>
          <table:table-cell table:style-name="ce54"/>
          <table:table-cell table:style-name="ce42" table:number-columns-repeated="2"/>
          <table:table-cell table:number-columns-repeated="16380"/>
        </table:table-row>
        <table:table-row table:style-name="ro6">
          <table:table-cell table:style-name="ce42"/>
          <table:table-cell table:style-name="ce55" office:value-type="string" calcext:value-type="string">
            <text:p>Key</text:p>
          </table:table-cell>
          <table:table-cell table:style-name="ce55" office:value-type="string" calcext:value-type="string">
            <text:p>Action</text:p>
          </table:table-cell>
          <table:table-cell table:style-name="ce42"/>
          <table:table-cell table:number-columns-repeated="16380"/>
        </table:table-row>
        <table:table-row table:style-name="ro6">
          <table:table-cell table:style-name="ce42"/>
          <table:table-cell table:style-name="ce56" office:value-type="string" calcext:value-type="string">
            <text:p>F3</text:p>
          </table:table-cell>
          <table:table-cell table:style-name="ce63" office:value-type="string" calcext:value-type="string">
            <text:p>Open files in Nemo</text:p>
          </table:table-cell>
          <table:table-cell table:style-name="ce42"/>
          <table:table-cell table:number-columns-repeated="16380"/>
        </table:table-row>
        <table:table-row table:style-name="ro6">
          <table:table-cell table:style-name="ce42"/>
          <table:table-cell table:style-name="ce56" office:value-type="string" calcext:value-type="string">
            <text:p>Alt+F3</text:p>
          </table:table-cell>
          <table:table-cell table:style-name="ce63" office:value-type="string" calcext:value-type="string">
            <text:p>Open files in Krusader</text:p>
          </table:table-cell>
          <table:table-cell table:style-name="ce42"/>
          <table:table-cell table:number-columns-repeated="16380"/>
        </table:table-row>
        <table:table-row table:style-name="ro4">
          <table:table-cell table:style-name="ce39" office:value-type="string" calcext:value-type="string">
            <text:p>Quick Decisions</text:p>
          </table:table-cell>
          <table:table-cell table:style-name="ce42" table:number-columns-repeated="3"/>
          <table:table-cell table:number-columns-repeated="16380"/>
        </table:table-row>
        <table:table-row table:style-name="ro6">
          <table:table-cell table:style-name="ce42"/>
          <table:table-cell table:style-name="ce55" office:value-type="string" calcext:value-type="string">
            <text:p>Key</text:p>
          </table:table-cell>
          <table:table-cell table:style-name="ce55" office:value-type="string" calcext:value-type="string">
            <text:p>Action</text:p>
          </table:table-cell>
          <table:table-cell table:style-name="ce55" office:value-type="string" calcext:value-type="string">
            <text:p>Colors</text:p>
          </table:table-cell>
          <table:table-cell table:style-name="ce55" office:value-type="string" calcext:value-type="string">
            <text:p>Result</text:p>
          </table:table-cell>
          <table:table-cell table:number-columns-repeated="16379"/>
        </table:table-row>
        <table:table-row table:style-name="ro5">
          <table:table-cell table:style-name="ce42"/>
          <table:table-cell table:style-name="ce56" office:value-type="string" calcext:value-type="string">
            <text:p>Ctrl+3</text:p>
          </table:table-cell>
          <table:table-cell table:style-name="ce63" office:value-type="string" calcext:value-type="string">
            <text:p>Keep Original</text:p>
          </table:table-cell>
          <table:table-cell table:style-name="ce64" office:value-type="string" calcext:value-type="string">
            <text:p>🟢 <text:span text:style-name="T9">Green / 🔴 Red</text:span></text:p>
          </table:table-cell>
          <table:table-cell table:style-name="ce63" office:value-type="string" calcext:value-type="string">
            <text:p>DELETE_DUPLICATE</text:p>
          </table:table-cell>
          <table:table-cell table:number-columns-repeated="16379"/>
        </table:table-row>
        <table:table-row table:style-name="ro5">
          <table:table-cell table:style-name="ce42"/>
          <table:table-cell table:style-name="ce56" office:value-type="string" calcext:value-type="string">
            <text:p>Ctrl+4</text:p>
          </table:table-cell>
          <table:table-cell table:style-name="ce63" office:value-type="string" calcext:value-type="string">
            <text:p>Keep Duplicate</text:p>
          </table:table-cell>
          <table:table-cell table:style-name="ce64" office:value-type="string" calcext:value-type="string">
            <text:p>🔴 <text:span text:style-name="T9">Red / 🟢 Green</text:span></text:p>
          </table:table-cell>
          <table:table-cell table:style-name="ce63" office:value-type="string" calcext:value-type="string">
            <text:p>DELETE_ORIGINAL</text:p>
          </table:table-cell>
          <table:table-cell table:number-columns-repeated="16379"/>
        </table:table-row>
        <table:table-row table:style-name="ro5">
          <table:table-cell table:style-name="ce42"/>
          <table:table-cell table:style-name="ce56" office:value-type="string" calcext:value-type="string">
            <text:p>Ctrl+6</text:p>
          </table:table-cell>
          <table:table-cell table:style-name="ce63" office:value-type="string" calcext:value-type="string">
            <text:p>Need Review</text:p>
          </table:table-cell>
          <table:table-cell table:style-name="ce64" office:value-type="string" calcext:value-type="string">
            <text:p>🟡 <text:span text:style-name="T9">Yellow</text:span></text:p>
          </table:table-cell>
          <table:table-cell table:style-name="ce63" office:value-type="string" calcext:value-type="string">
            <text:p>REVIEW_NEEDED</text:p>
          </table:table-cell>
          <table:table-cell table:number-columns-repeated="16379"/>
        </table:table-row>
        <table:table-row table:style-name="ro4">
          <table:table-cell table:style-name="ce39" office:value-type="string" calcext:value-type="string">
            <text:p>Advanced Options</text:p>
          </table:table-cell>
          <table:table-cell table:style-name="ce42" table:number-columns-repeated="3"/>
          <table:table-cell table:number-columns-repeated="16380"/>
        </table:table-row>
        <table:table-row table:style-name="ro6">
          <table:table-cell table:style-name="ce42"/>
          <table:table-cell table:style-name="ce55" office:value-type="string" calcext:value-type="string">
            <text:p>Key</text:p>
          </table:table-cell>
          <table:table-cell table:style-name="ce55" office:value-type="string" calcext:value-type="string">
            <text:p>Action</text:p>
          </table:table-cell>
          <table:table-cell table:style-name="ce55" office:value-type="string" calcext:value-type="string">
            <text:p>Colors</text:p>
          </table:table-cell>
          <table:table-cell table:style-name="ce55" office:value-type="string" calcext:value-type="string">
            <text:p>Result</text:p>
          </table:table-cell>
          <table:table-cell table:number-columns-repeated="16379"/>
        </table:table-row>
        <table:table-row table:style-name="ro5">
          <table:table-cell table:style-name="ce42"/>
          <table:table-cell table:style-name="ce56" office:value-type="string" calcext:value-type="string">
            <text:p>Alt+3</text:p>
          </table:table-cell>
          <table:table-cell table:style-name="ce63" office:value-type="string" calcext:value-type="string">
            <text:p>Soft Link (Orig)</text:p>
          </table:table-cell>
          <table:table-cell table:style-name="ce64" office:value-type="string" calcext:value-type="string">
            <text:p>🟢 <text:span text:style-name="T9">Green / 🔵 Blue</text:span></text:p>
          </table:table-cell>
          <table:table-cell table:style-name="ce63" office:value-type="string" calcext:value-type="string">
            <text:p>SOFTLINK_DUPLICATE</text:p>
          </table:table-cell>
          <table:table-cell table:number-columns-repeated="16379"/>
        </table:table-row>
        <table:table-row table:style-name="ro5">
          <table:table-cell table:style-name="ce42"/>
          <table:table-cell table:style-name="ce56" office:value-type="string" calcext:value-type="string">
            <text:p>Alt+4</text:p>
          </table:table-cell>
          <table:table-cell table:style-name="ce63" office:value-type="string" calcext:value-type="string">
            <text:p>Soft Link (Dup)</text:p>
          </table:table-cell>
          <table:table-cell table:style-name="ce64" office:value-type="string" calcext:value-type="string">
            <text:p>🔵 <text:span text:style-name="T9">Blue / 🟢 Green</text:span></text:p>
          </table:table-cell>
          <table:table-cell table:style-name="ce63" office:value-type="string" calcext:value-type="string">
            <text:p>SOFTLINK_ORIGINAL</text:p>
          </table:table-cell>
          <table:table-cell table:number-columns-repeated="16379"/>
        </table:table-row>
        <table:table-row table:style-name="ro5">
          <table:table-cell table:style-name="ce42"/>
          <table:table-cell table:style-name="ce56" office:value-type="string" calcext:value-type="string">
            <text:p>Ctrl+Alt+3</text:p>
          </table:table-cell>
          <table:table-cell table:style-name="ce63" office:value-type="string" calcext:value-type="string">
            <text:p>Hard Link (Orig)</text:p>
          </table:table-cell>
          <table:table-cell table:style-name="ce64" office:value-type="string" calcext:value-type="string">
            <text:p>🟢 <text:span text:style-name="T9">Green / 🔷 Teal</text:span></text:p>
          </table:table-cell>
          <table:table-cell table:style-name="ce63" office:value-type="string" calcext:value-type="string">
            <text:p>HARDLINK_DUPLICATE</text:p>
          </table:table-cell>
          <table:table-cell table:number-columns-repeated="16379"/>
        </table:table-row>
        <table:table-row table:style-name="ro5">
          <table:table-cell table:style-name="ce42"/>
          <table:table-cell table:style-name="ce56" office:value-type="string" calcext:value-type="string">
            <text:p>Ctrl+Alt+4</text:p>
          </table:table-cell>
          <table:table-cell table:style-name="ce63" office:value-type="string" calcext:value-type="string">
            <text:p>Hard Link (Dup)</text:p>
          </table:table-cell>
          <table:table-cell table:style-name="ce64" office:value-type="string" calcext:value-type="string">
            <text:p>🔷 <text:span text:style-name="T9">Teal / 🟢 Green</text:span></text:p>
          </table:table-cell>
          <table:table-cell table:style-name="ce63" office:value-type="string" calcext:value-type="string">
            <text:p>HARDLINK_ORIGINAL</text:p>
          </table:table-cell>
          <table:table-cell table:number-columns-repeated="16379"/>
        </table:table-row>
        <table:table-row table:style-name="ro4">
          <table:table-cell table:style-name="ce39" office:value-type="string" calcext:value-type="string">
            <text:p>Utilities</text:p>
          </table:table-cell>
          <table:table-cell table:style-name="ce42" table:number-columns-repeated="3"/>
          <table:table-cell table:number-columns-repeated="16380"/>
        </table:table-row>
        <table:table-row table:style-name="ro6">
          <table:table-cell table:style-name="ce42"/>
          <table:table-cell table:style-name="ce55" office:value-type="string" calcext:value-type="string">
            <text:p>Key</text:p>
          </table:table-cell>
          <table:table-cell table:style-name="ce55" office:value-type="string" calcext:value-type="string">
            <text:p>Action</text:p>
          </table:table-cell>
          <table:table-cell table:style-name="ce42"/>
          <table:table-cell table:number-columns-repeated="16380"/>
        </table:table-row>
        <table:table-row table:style-name="ro6">
          <table:table-cell table:style-name="ce42"/>
          <table:table-cell table:style-name="ce56" office:value-type="string" calcext:value-type="string">
            <text:p>Ctrl+7</text:p>
          </table:table-cell>
          <table:table-cell table:style-name="ce63" office:value-type="string" calcext:value-type="string">
            <text:p>Show progress statistics</text:p>
          </table:table-cell>
          <table:table-cell table:style-name="ce42"/>
          <table:table-cell table:number-columns-repeated="16380"/>
        </table:table-row>
        <table:table-row table:style-name="ro6">
          <table:table-cell table:style-name="ce42"/>
          <table:table-cell table:style-name="ce56" office:value-type="string" calcext:value-type="string">
            <text:p>Ctrl+8</text:p>
          </table:table-cell>
          <table:table-cell table:style-name="ce63" office:value-type="string" calcext:value-type="string">
            <text:p>Clear selected decisions</text:p>
          </table:table-cell>
          <table:table-cell table:style-name="ce42"/>
          <table:table-cell table:number-columns-repeated="16380"/>
        </table:table-row>
        <table:table-row table:style-name="ro6">
          <table:table-cell table:style-name="ce42"/>
          <table:table-cell table:style-name="ce56" office:value-type="string" calcext:value-type="string">
            <text:p>Ctrl+9</text:p>
          </table:table-cell>
          <table:table-cell table:style-name="ce63" office:value-type="string" calcext:value-type="string">
            <text:p>Filter by active cell</text:p>
          </table:table-cell>
          <table:table-cell table:style-name="ce42"/>
          <table:table-cell table:number-columns-repeated="16380"/>
        </table:table-row>
        <table:table-row table:style-name="ro6">
          <table:table-cell table:style-name="ce42"/>
          <table:table-cell table:style-name="ce56" office:value-type="string" calcext:value-type="string">
            <text:p>Ctrl+0</text:p>
          </table:table-cell>
          <table:table-cell table:style-name="ce63" office:value-type="string" calcext:value-type="string">
            <text:p>Clear all filters</text:p>
          </table:table-cell>
          <table:table-cell table:style-name="ce42"/>
          <table:table-cell table:number-columns-repeated="16380"/>
        </table:table-row>
        <table:table-row table:style-name="ro3">
          <table:table-cell table:style-name="ce37" office:value-type="string" calcext:value-type="string">
            <text:p><text:span text:style-name="T1">🎨 </text:span>COLOR CODE GUIDE</text:p>
          </table:table-cell>
          <table:table-cell table:style-name="ce42" table:number-columns-repeated="3"/>
          <table:table-cell table:number-columns-repeated="16380"/>
        </table:table-row>
        <table:table-row table:style-name="ro6">
          <table:table-cell table:style-name="ce42"/>
          <table:table-cell table:style-name="ce55" office:value-type="string" calcext:value-type="string">
            <text:p>Color</text:p>
          </table:table-cell>
          <table:table-cell table:style-name="ce55" office:value-type="string" calcext:value-type="string">
            <text:p>Meaning</text:p>
          </table:table-cell>
          <table:table-cell table:style-name="ce55" office:value-type="string" calcext:value-type="string">
            <text:p>Action</text:p>
          </table:table-cell>
          <table:table-cell table:number-columns-repeated="16380"/>
        </table:table-row>
        <table:table-row table:style-name="ro5">
          <table:table-cell table:style-name="ce42"/>
          <table:table-cell table:style-name="ce57" office:value-type="string" calcext:value-type="string">
            <text:p>🟢 <text:span text:style-name="T5">Green</text:span></text:p>
          </table:table-cell>
          <table:table-cell table:style-name="ce63" office:value-type="string" calcext:value-type="string">
            <text:p>Keep this file</text:p>
          </table:table-cell>
          <table:table-cell table:style-name="ce63" office:value-type="string" calcext:value-type="string">
            <text:p>File will be preserved</text:p>
          </table:table-cell>
          <table:table-cell table:number-columns-repeated="16380"/>
        </table:table-row>
        <table:table-row table:style-name="ro5">
          <table:table-cell table:style-name="ce42"/>
          <table:table-cell table:style-name="ce57" office:value-type="string" calcext:value-type="string">
            <text:p>🔴 <text:span text:style-name="T5">Red</text:span></text:p>
          </table:table-cell>
          <table:table-cell table:style-name="ce63" office:value-type="string" calcext:value-type="string">
            <text:p>Delete this file</text:p>
          </table:table-cell>
          <table:table-cell table:style-name="ce63" office:value-type="string" calcext:value-type="string">
            <text:p>File will be removed</text:p>
          </table:table-cell>
          <table:table-cell table:number-columns-repeated="16380"/>
        </table:table-row>
        <table:table-row table:style-name="ro5">
          <table:table-cell table:style-name="ce42"/>
          <table:table-cell table:style-name="ce57" office:value-type="string" calcext:value-type="string">
            <text:p>🔵 <text:span text:style-name="T5">Blue</text:span></text:p>
          </table:table-cell>
          <table:table-cell table:style-name="ce63" office:value-type="string" calcext:value-type="string">
            <text:p>Soft link</text:p>
          </table:table-cell>
          <table:table-cell table:style-name="ce63" office:value-type="string" calcext:value-type="string">
            <text:p>Create symbolic link</text:p>
          </table:table-cell>
          <table:table-cell table:number-columns-repeated="16380"/>
        </table:table-row>
        <table:table-row table:style-name="ro5">
          <table:table-cell table:style-name="ce42"/>
          <table:table-cell table:style-name="ce57" office:value-type="string" calcext:value-type="string">
            <text:p>🔷 <text:span text:style-name="T5">Teal</text:span></text:p>
          </table:table-cell>
          <table:table-cell table:style-name="ce63" office:value-type="string" calcext:value-type="string">
            <text:p>Hard link</text:p>
          </table:table-cell>
          <table:table-cell table:style-name="ce63" office:value-type="string" calcext:value-type="string">
            <text:p>Create hard link (same disk)</text:p>
          </table:table-cell>
          <table:table-cell table:number-columns-repeated="16380"/>
        </table:table-row>
        <table:table-row table:style-name="ro5">
          <table:table-cell table:style-name="ce42"/>
          <table:table-cell table:style-name="ce57" office:value-type="string" calcext:value-type="string">
            <text:p>🟡 <text:span text:style-name="T5">Yellow</text:span></text:p>
          </table:table-cell>
          <table:table-cell table:style-name="ce63" office:value-type="string" calcext:value-type="string">
            <text:p>Review needed</text:p>
          </table:table-cell>
          <table:table-cell table:style-name="ce63" office:value-type="string" calcext:value-type="string">
            <text:p>Manual check required</text:p>
          </table:table-cell>
          <table:table-cell table:number-columns-repeated="16380"/>
        </table:table-row>
        <table:table-row table:style-name="ro3">
          <table:table-cell table:style-name="ce37" office:value-type="string" calcext:value-type="string">
            <text:p><text:span text:style-name="T1">🔄 </text:span>WORKFLOW STEPS</text:p>
          </table:table-cell>
          <table:table-cell table:style-name="ce42" table:number-columns-repeated="3"/>
          <table:table-cell table:number-columns-repeated="16380"/>
        </table:table-row>
        <table:table-row table:style-name="ro5">
          <table:table-cell table:style-name="ce42"/>
          <table:table-cell table:style-name="ce45" office:value-type="string" calcext:value-type="string">
            <text:p><text:span text:style-name="T3">Import</text:span><text:span text:style-name="T4">: Paste CSV data at cell </text:span><text:span text:style-name="T6">B3</text:span><text:span text:style-name="T4"> (not A1!)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Sort</text:span><text:span text:style-name="T4">: Click column F header, sort by size (largest first)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Compare</text:span><text:span text:style-name="T4">: Use </text:span><text:span text:style-name="T6">F3</text:span><text:span text:style-name="T4"> or </text:span><text:span text:style-name="T6">Alt+F3</text:span><text:span text:style-name="T4"> to view both files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Decide</text:span><text:span text:style-name="T4">: Use Ctrl+3/4 for basic, Alt+3/4 for links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Track</text:span><text:span text:style-name="T4">: Enter "1" in column A to mark ☑ processed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Notes</text:span><text:span text:style-name="T4">: Add comments in column K if needed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Check</text:span><text:span text:style-name="T4">: Press </text:span><text:span text:style-name="T6">Ctrl+7</text:span><text:span text:style-name="T4"> to see progress statistics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Export</text:span><text:span text:style-name="T4">: Save as CSV when decisions complete </text:span></text:p>
          </table:table-cell>
          <table:table-cell table:style-name="ce42" table:number-columns-repeated="2"/>
          <table:table-cell table:number-columns-repeated="16380"/>
        </table:table-row>
        <table:table-row table:style-name="ro3">
          <table:table-cell table:style-name="ce37" office:value-type="string" calcext:value-type="string">
            <text:p><text:span text:style-name="T1">🛡️ </text:span>SAFETY REMINDERS</text:p>
          </table:table-cell>
          <table:table-cell table:style-name="ce42" table:number-columns-repeated="3"/>
          <table:table-cell table:number-columns-repeated="16380"/>
        </table:table-row>
        <table:table-row table:style-name="ro5">
          <table:table-cell table:style-name="ce42"/>
          <table:table-cell table:style-name="ce45" office:value-type="string" calcext:value-type="string">
            <text:p><text:span text:style-name="T3">Rows 1-2 are protected</text:span><text:span text:style-name="T4"> - don't edit headers/formulas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Always test first</text:span><text:span text:style-name="T4"> - use --dry-run before real execution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Backups created</text:span><text:span text:style-name="T4"> - all operations create automatic backups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Full rollback</text:span><text:span text:style-name="T4"> - operations can be completely reversed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Filter status</text:span><text:span text:style-name="T4"> - cell A1 shows if filters are active </text:span></text:p>
          </table:table-cell>
          <table:table-cell table:style-name="ce42" table:number-columns-repeated="2"/>
          <table:table-cell table:number-columns-repeated="16380"/>
        </table:table-row>
        <table:table-row table:style-name="ro3">
          <table:table-cell table:style-name="ce37" office:value-type="string" calcext:value-type="string">
            <text:p><text:span text:style-name="T1">💡 </text:span>PRO TIPS</text:p>
          </table:table-cell>
          <table:table-cell table:style-name="ce42" table:number-columns-repeated="3"/>
          <table:table-cell table:number-columns-repeated="16380"/>
        </table:table-row>
        <table:table-row table:style-name="ro5">
          <table:table-cell table:style-name="ce42"/>
          <table:table-cell table:style-name="ce45" office:value-type="string" calcext:value-type="string">
            <text:p><text:span text:style-name="T3">Sort by size first</text:span><text:span text:style-name="T4"> - handle largest duplicates for maximum space saving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Use filtering (Ctrl+9)</text:span><text:span text:style-name="T4"> - focus on specific file types or locations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Check statistics (Ctrl+7)</text:span><text:span text:style-name="T4"> - monitor progress and review remaining items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Soft links save space</text:span><text:span text:style-name="T4"> - work across different drives/filesystems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Hard links faster</text:span><text:span text:style-name="T4"> - but only work on same filesystem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Mark progress</text:span><text:span text:style-name="T4"> - use column A checkboxes to track completed rows </text:span></text:p>
          </table:table-cell>
          <table:table-cell table:style-name="ce42" table:number-columns-repeated="2"/>
          <table:table-cell table:number-columns-repeated="16380"/>
        </table:table-row>
        <table:table-row table:style-name="ro3">
          <table:table-cell table:style-name="ce37" office:value-type="string" calcext:value-type="string">
            <text:p><text:span text:style-name="T1">🚨 </text:span>QUICK FIXES</text:p>
          </table:table-cell>
          <table:table-cell table:style-name="ce42" table:number-columns-repeated="3"/>
          <table:table-cell table:number-columns-repeated="16380"/>
        </table:table-row>
        <table:table-row table:style-name="ro5">
          <table:table-cell table:style-name="ce42"/>
          <table:table-cell table:style-name="ce45" office:value-type="string" calcext:value-type="string">
            <text:p><text:span text:style-name="T3">Macros not working?</text:span><text:span text:style-name="T4"> → Check Tools → Options → Security → Macro Security (set to Medium)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Shortcuts not responding?</text:span><text:span text:style-name="T4"> → Tools → Customize → Keyboard (reassign shortcuts) </text:span></text:p>
          </table:table-cell>
          <table:table-cell table:style-name="ce42" table:number-columns-repeated="2"/>
          <table:table-cell table:number-columns-repeated="16380"/>
        </table:table-row>
        <table:table-row table:style-name="ro7">
          <table:table-cell table:style-name="ce42"/>
          <table:table-cell table:style-name="ce58" office:value-type="string" calcext:value-type="string">
            <text:p><text:span text:style-name="T3">File managers won't open?</text:span><text:span text:style-name="T4"> → Install: </text:span><text:span text:style-name="T7">sudo apt install nemo krusader</text:span><text:span text:style-name="T8"> </text:span></text:p>
          </table:table-cell>
          <table:table-cell table:style-name="ce42" table:number-columns-repeated="2"/>
          <table:table-cell table:number-columns-repeated="16380"/>
        </table:table-row>
        <table:table-row table:style-name="ro5">
          <table:table-cell table:style-name="ce42"/>
          <table:table-cell table:style-name="ce45" office:value-type="string" calcext:value-type="string">
            <text:p><text:span text:style-name="T3">Can't edit rows 1-2?</text:span><text:span text:style-name="T4"> → These are protected - work in row 3 and below </text:span></text:p>
          </table:table-cell>
          <table:table-cell table:style-name="ce42" table:number-columns-repeated="2"/>
          <table:table-cell table:number-columns-repeated="16380"/>
        </table:table-row>
        <table:table-row table:style-name="ro1">
          <table:table-cell table:style-name="ce44"/>
          <table:table-cell table:style-name="ce42" table:number-columns-repeated="3"/>
          <table:table-cell table:number-columns-repeated="16380"/>
        </table:table-row>
        <table:table-row table:style-name="ro5">
          <table:table-cell table:style-name="ce45" office:value-type="string" calcext:value-type="string">
            <text:p><text:span text:style-name="T3">Remember</text:span><text:span text:style-name="T4">: Import CSV at B3 • Sort by size • Compare with F3 • Decide with Ctrl+3/4 • Export when done</text:span></text:p>
          </table:table-cell>
          <table:table-cell table:style-name="ce42" table:number-columns-repeated="3"/>
          <table:table-cell table:number-columns-repeated="16380"/>
        </table:table-row>
        <table:table-row table:style-name="ro1">
          <table:table-cell table:style-name="ce35" table:number-columns-spanned="4" table:number-rows-spanned="1"/>
          <table:covered-table-cell table:number-columns-repeated="3" table:style-name="ce71"/>
          <table:table-cell table:number-columns-repeated="16380"/>
        </table:table-row>
        <table:table-row table:style-name="ro1">
          <table:table-cell table:style-name="ce35"/>
          <table:table-cell table:style-name="ce71" table:number-columns-repeated="3"/>
          <table:table-cell table:number-columns-repeated="16380"/>
        </table:table-row>
        <table:table-row table:style-name="ro8">
          <table:table-cell table:style-name="ce47" table:number-columns-spanned="4" table:number-rows-spanned="1"/>
          <table:covered-table-cell table:number-columns-repeated="3"/>
          <table:table-cell table:number-columns-repeated="16380"/>
        </table:table-row>
        <table:table-row table:style-name="ro1">
          <table:table-cell table:style-name="ce48" table:number-columns-spanned="4" table:number-rows-spanned="1"/>
          <table:covered-table-cell table:number-columns-repeated="3"/>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50" table:number-columns-spanned="4" table:number-rows-spanned="1"/>
          <table:covered-table-cell table:number-columns-repeated="3" table:style-name="ce61"/>
          <table:table-cell table:number-columns-repeated="16380"/>
        </table:table-row>
        <table:table-row table:style-name="ro1">
          <table:table-cell table:style-name="ce50" table:number-columns-spanned="4" table:number-rows-spanned="1"/>
          <table:covered-table-cell table:number-columns-repeated="3" table:style-name="ce61"/>
          <table:table-cell table:number-columns-repeated="16380"/>
        </table:table-row>
        <table:table-row table:style-name="ro1">
          <table:table-cell table:style-name="ce50" table:number-columns-spanned="4" table:number-rows-spanned="1"/>
          <table:covered-table-cell table:number-columns-repeated="3" table:style-name="ce61"/>
          <table:table-cell table:number-columns-repeated="16380"/>
        </table:table-row>
        <table:table-row table:style-name="ro1">
          <table:table-cell table:style-name="ce50" table:number-columns-spanned="4" table:number-rows-spanned="1"/>
          <table:covered-table-cell table:number-columns-repeated="3" table:style-name="ce61"/>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50" table:number-columns-spanned="4" table:number-rows-spanned="1"/>
          <table:covered-table-cell table:number-columns-repeated="3" table:style-name="ce61"/>
          <table:table-cell table:number-columns-repeated="16380"/>
        </table:table-row>
        <table:table-row table:style-name="ro1">
          <table:table-cell table:style-name="ce50" table:number-columns-spanned="4" table:number-rows-spanned="1"/>
          <table:covered-table-cell table:number-columns-repeated="3" table:style-name="ce61"/>
          <table:table-cell table:number-columns-repeated="16380"/>
        </table:table-row>
        <table:table-row table:style-name="ro1">
          <table:table-cell table:style-name="ce50" table:number-columns-spanned="4" table:number-rows-spanned="1"/>
          <table:covered-table-cell table:number-columns-repeated="3" table:style-name="ce61"/>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50" table:number-columns-spanned="4" table:number-rows-spanned="1"/>
          <table:covered-table-cell table:number-columns-repeated="3" table:style-name="ce61"/>
          <table:table-cell table:number-columns-repeated="16380"/>
        </table:table-row>
        <table:table-row table:style-name="ro1">
          <table:table-cell table:style-name="ce50" table:number-columns-spanned="4" table:number-rows-spanned="1"/>
          <table:covered-table-cell table:number-columns-repeated="3" table:style-name="ce61"/>
          <table:table-cell table:number-columns-repeated="16380"/>
        </table:table-row>
        <table:table-row table:style-name="ro1">
          <table:table-cell table:style-name="ce50" table:number-columns-spanned="4" table:number-rows-spanned="1"/>
          <table:covered-table-cell table:number-columns-repeated="3" table:style-name="ce61"/>
          <table:table-cell table:number-columns-repeated="16380"/>
        </table:table-row>
        <table:table-row table:style-name="ro1">
          <table:table-cell table:style-name="ce48" table:number-columns-spanned="4" table:number-rows-spanned="1"/>
          <table:covered-table-cell table:number-columns-repeated="3"/>
          <table:table-cell table:number-columns-repeated="16380"/>
        </table:table-row>
        <table:table-row table:style-name="ro1">
          <table:table-cell table:style-name="ce35" table:number-columns-spanned="4" table:number-rows-spanned="1"/>
          <table:covered-table-cell table:number-columns-repeated="3" table:style-name="ce71"/>
          <table:table-cell table:number-columns-repeated="16380"/>
        </table:table-row>
        <table:table-row table:style-name="ro1">
          <table:table-cell table:style-name="ce35" table:number-columns-spanned="4" table:number-rows-spanned="1"/>
          <table:covered-table-cell table:number-columns-repeated="3" table:style-name="ce71"/>
          <table:table-cell table:number-columns-repeated="16380"/>
        </table:table-row>
        <table:table-row table:style-name="ro1">
          <table:table-cell table:style-name="ce35" table:number-columns-spanned="4" table:number-rows-spanned="1"/>
          <table:covered-table-cell table:number-columns-repeated="3" table:style-name="ce71"/>
          <table:table-cell table:number-columns-repeated="16380"/>
        </table:table-row>
        <table:table-row table:style-name="ro1">
          <table:table-cell table:style-name="ce35" table:number-columns-spanned="4" table:number-rows-spanned="1"/>
          <table:covered-table-cell table:number-columns-repeated="3" table:style-name="ce71"/>
          <table:table-cell table:number-columns-repeated="16380"/>
        </table:table-row>
        <table:table-row table:style-name="ro1">
          <table:table-cell table:style-name="ce35" table:number-columns-spanned="4" table:number-rows-spanned="1"/>
          <table:covered-table-cell table:number-columns-repeated="3" table:style-name="ce71"/>
          <table:table-cell table:number-columns-repeated="16380"/>
        </table:table-row>
        <table:table-row table:style-name="ro8">
          <table:table-cell table:style-name="ce47" table:number-columns-spanned="4" table:number-rows-spanned="1"/>
          <table:covered-table-cell table:number-columns-repeated="3"/>
          <table:table-cell table:number-columns-repeated="16380"/>
        </table:table-row>
        <table:table-row table:style-name="ro1">
          <table:table-cell table:style-name="ce48" table:number-columns-spanned="4" table:number-rows-spanned="1"/>
          <table:covered-table-cell table:number-columns-repeated="3"/>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8" table:number-columns-spanned="4" table:number-rows-spanned="1"/>
          <table:covered-table-cell table:number-columns-repeated="3"/>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8" table:number-columns-spanned="4" table:number-rows-spanned="1"/>
          <table:covered-table-cell table:number-columns-repeated="3"/>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1">
          <table:table-cell table:style-name="ce49" table:number-columns-spanned="4" table:number-rows-spanned="1"/>
          <table:covered-table-cell table:number-columns-repeated="3" table:style-name="ce60"/>
          <table:table-cell table:number-columns-repeated="16380"/>
        </table:table-row>
        <table:table-row table:style-name="ro8">
          <table:table-cell table:style-name="ce47" table:number-columns-spanned="4" table:number-rows-spanned="1"/>
          <table:covered-table-cell table:number-columns-repeated="3"/>
          <table:table-cell table:number-columns-repeated="16380"/>
        </table:table-row>
        <table:table-row table:style-name="ro1">
          <table:table-cell table:style-name="ce48" table:number-columns-spanned="4" table:number-rows-spanned="1"/>
          <table:covered-table-cell table:number-columns-repeated="3"/>
          <table:table-cell table:number-columns-repeated="16380"/>
        </table:table-row>
        <table:table-row table:style-name="ro1">
          <table:table-cell table:style-name="ce35" table:number-columns-spanned="4" table:number-rows-spanned="1"/>
          <table:covered-table-cell table:number-columns-repeated="3"/>
          <table:table-cell table:number-columns-repeated="16380"/>
        </table:table-row>
        <table:table-row table:style-name="ro1">
          <table:table-cell table:style-name="ce48" table:number-columns-spanned="4" table:number-rows-spanned="1"/>
          <table:covered-table-cell table:number-columns-repeated="3"/>
          <table:table-cell table:number-columns-repeated="16380"/>
        </table:table-row>
        <table:table-row table:style-name="ro1">
          <table:table-cell table:style-name="ce35" table:number-columns-spanned="4" table:number-rows-spanned="1"/>
          <table:covered-table-cell table:number-columns-repeated="3" table:style-name="ce60"/>
          <table:table-cell table:number-columns-repeated="16380"/>
        </table:table-row>
        <table:table-row table:style-name="ro1">
          <table:table-cell table:style-name="ce35" table:number-columns-spanned="4" table:number-rows-spanned="1"/>
          <table:covered-table-cell table:number-columns-repeated="3" table:style-name="ce60"/>
          <table:table-cell table:number-columns-repeated="16380"/>
        </table:table-row>
        <table:table-row table:style-name="ro1">
          <table:table-cell table:style-name="ce48" table:number-columns-spanned="4" table:number-rows-spanned="1"/>
          <table:covered-table-cell table:number-columns-repeated="3"/>
          <table:table-cell table:number-columns-repeated="16380"/>
        </table:table-row>
        <table:table-row table:style-name="ro1">
          <table:table-cell table:style-name="ce35" table:number-columns-spanned="4" table:number-rows-spanned="1"/>
          <table:covered-table-cell table:number-columns-repeated="3" table:style-name="ce60"/>
          <table:table-cell table:number-columns-repeated="16380"/>
        </table:table-row>
        <table:table-row table:style-name="ro1">
          <table:table-cell table:style-name="ce35" table:number-columns-spanned="4" table:number-rows-spanned="1"/>
          <table:covered-table-cell table:number-columns-repeated="3" table:style-name="ce60"/>
          <table:table-cell table:number-columns-repeated="16380"/>
        </table:table-row>
        <table:table-row table:style-name="ro1">
          <table:table-cell table:style-name="ce48" table:number-columns-spanned="4" table:number-rows-spanned="1"/>
          <table:covered-table-cell table:number-columns-repeated="3"/>
          <table:table-cell table:number-columns-repeated="16380"/>
        </table:table-row>
        <table:table-row table:style-name="ro1">
          <table:table-cell table:style-name="ce35" table:number-columns-spanned="4" table:number-rows-spanned="1"/>
          <table:covered-table-cell table:number-columns-repeated="3" table:style-name="ce60"/>
          <table:table-cell table:number-columns-repeated="16380"/>
        </table:table-row>
        <table:table-row table:style-name="ro1">
          <table:table-cell table:style-name="ce35" table:number-columns-spanned="4" table:number-rows-spanned="1"/>
          <table:covered-table-cell table:number-columns-repeated="3" table:style-name="ce60"/>
          <table:table-cell table:number-columns-repeated="16380"/>
        </table:table-row>
        <table:table-row table:style-name="ro1">
          <table:table-cell table:style-name="ce35" table:number-columns-spanned="4" table:number-rows-spanned="1"/>
          <table:covered-table-cell table:number-columns-repeated="3"/>
          <table:table-cell table:number-columns-repeated="16380"/>
        </table:table-row>
        <table:table-row table:style-name="ro1">
          <table:table-cell table:style-name="ce35" table:number-columns-spanned="4" table:number-rows-spanned="1"/>
          <table:covered-table-cell table:number-columns-repeated="3" table:style-name="ce60"/>
          <table:table-cell table:number-columns-repeated="16380"/>
        </table:table-row>
        <table:table-row table:style-name="ro1">
          <table:table-cell table:style-name="ce35" table:number-columns-spanned="4" table:number-rows-spanned="1"/>
          <table:covered-table-cell table:number-columns-repeated="3" table:style-name="ce60"/>
          <table:table-cell table:number-columns-repeated="16380"/>
        </table:table-row>
        <table:table-row table:style-name="ro1">
          <table:table-cell table:style-name="ce51" table:number-columns-repeated="4"/>
          <table:table-cell table:number-columns-repeated="16380"/>
        </table:table-row>
        <table:table-row table:style-name="ro1">
          <table:table-cell table:style-name="ce52" table:number-columns-spanned="4" table:number-rows-spanned="1"/>
          <table:covered-table-cell table:number-columns-repeated="3" table:style-name="ce62"/>
          <table:table-cell table:number-columns-repeated="16380"/>
        </table:table-row>
        <table:table-row table:style-name="ro1" table:number-rows-repeated="1048447">
          <table:table-cell table:number-columns-repeated="16384"/>
        </table:table-row>
        <table:table-row table:style-name="ro1">
          <table:table-cell table:number-columns-repeated="16384"/>
        </table:table-row>
      </table:table>
      <table:named-expressions/>
      <table:database-ranges>
        <table:database-range table:name="fullData" table:target-range-address="duplicates.A2:duplicates.K100000"/>
        <table:database-range table:name="__Anonymous_Sheet_DB__0" table:target-range-address="duplicates.B2:duplicates.K1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Ubuntu" svg:font-family="Ubuntu" style:font-pitch="variable"/>
    <style:font-face style:name="Ubuntu Sans" svg:font-family="'Ubuntu Sans'" style:font-family-generic="swiss"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16P0" style:volatile="true">
      <number:text>☑</number:text>
    </number:number-style>
    <number:number-style style:name="N116P1" style:volatile="true">
      <number:text>☐</number:text>
    </number:number-style>
    <number:number-style style:name="N116">
      <number:number number:min-integer-digits="1"/>
      <style:map style:condition="value()=0" style:apply-style-name="N116P0"/>
      <style:map style:condition="value()=0" style:apply-style-name="N116P1"/>
    </number:number-style>
    <number:number-style style:name="N117P0" style:volatile="true">
      <number:text>☑</number:text>
    </number:number-style>
    <number:number-style style:name="N117P1" style:volatile="true">
      <number:text>☐</number:text>
    </number:number-style>
    <number:number-style style:name="N117">
      <number:number number:min-integer-digits="1"/>
      <style:map style:condition="value()=1" style:apply-style-name="N117P0"/>
      <style:map style:condition="value()=0" style:apply-style-name="N117P1"/>
    </number:number-style>
    <number:number-style style:name="N118P0" style:volatile="true">
      <number:text>☑</number:text>
    </number:number-style>
    <number:number-style style:name="N118P1" style:volatile="true">
      <number:text>☐</number:text>
    </number:number-style>
    <number:number-style style:name="N118">
      <number:number number:min-integer-digits="1"/>
      <style:map style:condition="value()&gt;0" style:apply-style-name="N118P0"/>
      <style:map style:condition="value()=0" style:apply-style-name="N118P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27cm" fo:margin-bottom="1.27cm" fo:margin-left="0.64cm" fo:margin-right="0.64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4">00/00/0000</text:date>, <text:time style:data-style-name="N2" text:time-value="13:03:12.1174074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24T13:13:05.818527887</dc:date>
    <meta:editing-duration>P5DT6H3M5S</meta:editing-duration>
    <meta:editing-cycles>187</meta:editing-cycles>
    <meta:generator>LibreOffice/24.2.7.2$Linux_X86_64 LibreOffice_project/420$Build-2</meta:generator>
    <meta:print-date>2025-08-15T06:34:41.787165811</meta:print-date>
    <meta:document-statistic meta:table-count="2" meta:cell-count="12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 ============================================================================
' CZKAWKA DUPLICATE FILE ANALYSIS - LIBREOFFICE CALC MACRO MODULE v0.5
' ============================================================================
' 
' DESCRIPTION:
' This module provides file manager integration and decision marking for 
' Czkawka duplicate analysis CSV data. Optimized with centralized decision 
' handling and named range integration.
'
' NAMED RANGE STRUCTURE (MUST EXIST IN SHEET):
' Named Range "fullData": $duplicates.$A$2:$K$100000
' - Columns: A=Checkboxes, B=OrigPath, C=OrigFile, D=DupPath, E=DupFile,
'   F=Size, G=Hash, H=Keep_Original, I=Keep_Duplicate, J=Action, K=Notes
' - Rows: 1=Subtotals (protected), 2=Headers (protected), 3+=Data rows
'
' FEATURES:
' - Dual-pane file manager integration (Krusader, Nemo)
' - Smart fallback system with external script support
' - Centralized decision marking with color coding
' - Automatic cursor advancement for efficient workflow
' - Decision statistics and filtering functions
' - Protected rows: Row 1 (subtotals) and Row 2 (headers)
'
' SETUP:
' 1. Enable macros: Tools → Options → Security → Macro Security (Medium)
' 2. Create named range "fullData": $duplicates.$A$2:$K$100000
' 3. Assign keyboard shortcuts: Tools → Customize → Keyboard
'    F3: OpenInNemoFromActiveCell, Alt+F3: OpenInKrusaderFromActiveCell
'    Ctrl+3: MarkKeepOriginal, Ctrl+4: MarkKeepDuplicate, Ctrl+6: MarkNeedsReview
'    Alt+3: MarkSoftLinkDuplicate, Alt+4: MarkSoftLinkOriginal 
'    Ctrl+Alt+3: MarkHardLinkDuplicate, Ctrl+Alt+4: MarkHardLinkOriginal
'    Ctrl+7: ShowStatistics, Ctrl+8: ClearDecisions
'    Ctrl+9: ToggleFilterByActiveCell, Ctrl+0: ClearFilterState
' 4. Install file managers: sudo apt install nemo krusader
'
' Author: banos - with AI support from claude.ai and deepSeek
' Date: August 15, 2025
' Version: 0.5
' ============================================================================

' CONSTANTS FOR NAMED RANGE COLUMN MAPPING
' ============================================================================
Private Const COL_CHECKBOXES As Integer = 0      ' Column A
Private Const COL_ORIG_PATH As Integer = 1       ' Column B
Private Const COL_ORIG_FILE As Integer = 2       ' Column C
Private Const COL_DUP_PATH As Integer = 3        ' Column D
Private Const COL_DUP_FILE As Integer = 4        ' Column E
Private Const COL_SIZE As Integer = 5            ' Column F
Private Const COL_HASH As Integer = 6            ' Column G
Private Const COL_KEEP_ORIGINAL As Integer = 7   ' Column H
Private Const COL_KEEP_DUPLICATE As Integer = 8  ' Column I
Private Const COL_ACTION As Integer = 9          ' Column J
Private Const COL_NOTES As Integer = 10          ' Column K

Private Const PROTECTED_ROWS As Integer = 2      ' Rows 1-2 are protected

' VALIDATION AND DATA EXTRACTION FUNCTION
' ============================================================================

Function ValidateAndGetFileData() As Variant
    ' Validates current cell position and extracts file data for file manager operations
    ' Returns: Array with file data [leftPath, leftFile, rightPath, rightFile] or Empty on failure
    ' Uses named range structure for column mapping
    
    Dim currentRow As Long
    Dim leftPath As String, leftFile As String
    Dim rightPath As String, rightFile As String
    Dim sheet As Object
    Dim dataRange As Object
    Dim fileData(3) As String
    
    ' Get the active sheet and named range
    sheet = ThisComponent.getCurrentController().getActiveSheet()
    dataRange = sheet.getCellRangeByName("fullData")
    currentRow = ThisComponent.getCurrentController().getSelection().getRangeAddress().StartRow + 1
    
    ' Check if we're on protected rows
    If currentRow &lt;= PROTECTED_ROWS Then
        MsgBox("Cannot open files from protected rows." &amp; Chr(10) &amp; Chr(10) &amp; _
               "Row 1: Reserved for subtotals" &amp; Chr(10) &amp; _
               "Row 2: Reserved for headers" &amp; Chr(10) &amp; Chr(10) &amp; _
               "Please select a data row (row 3 or below) to open files.", 48, "Czkawka Tools - Protected Rows")
        ValidateAndGetFileData = Empty
        Exit Function
    End If
    
    ' Get file data using column constants
    leftPath = sheet.getCellByPosition(COL_ORIG_PATH, currentRow - 1).getString()
    leftFile = sheet.getCellByPosition(COL_ORIG_FILE, currentRow - 1).getString()
    rightPath = sheet.getCellByPosition(COL_DUP_PATH, currentRow - 1).getString()
    rightFile = sheet.getCellByPosition(COL_DUP_FILE, currentRow - 1).getString()
    
    ' Validate complete data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ValidateAndGetFileData = Empty
        Exit Function
    End If
    
    ' Return validated file data
    fileData(0) = leftPath
    fileData(1) = leftFile
    fileData(2) = rightPath
    fileData(3) = rightFile
    
    ValidateAndGetFileData = fileData
End Function

' MAIN FILE MANAGER INTEGRATION FUNCTIONS
' ============================================================================

Sub OpenInNemoFromActiveCell()
    ' Opens both original and duplicate file locations with Nemo preference
    ' Fallback order: Nemo → Krusader → System default
    
    Dim fileData As Variant
    Dim leftPath As String, leftFile As String, rightPath As String, rightFile As String
    
    fileData = ValidateAndGetFileData()
    If IsEmpty(fileData) Then Exit Sub
    
    leftPath = fileData(0): leftFile = fileData(1)
    rightPath = fileData(2): rightFile = fileData(3)
    
    If LaunchNemo(leftPath, rightPath, leftFile, rightFile) Then Exit Sub
    If LaunchKrusader(leftPath, rightPath, leftFile, rightFile) Then Exit Sub
    LaunchSeparateWindows(leftPath, rightPath, leftFile, rightFile)
End Sub

Sub OpenInKrusaderFromActiveCell()
    ' Opens both original and duplicate file locations with Krusader preference
    ' Fallback order: Krusader → Nemo → System default
    
    Dim fileData As Variant
    Dim leftPath As String, leftFile As String, rightPath As String, rightFile As String
    
    fileData = ValidateAndGetFileData()
    If IsEmpty(fileData) Then Exit Sub
    
    leftPath = fileData(0): leftFile = fileData(1)
    rightPath = fileData(2): rightFile = fileData(3)
    
    If LaunchKrusader(leftPath, rightPath, leftFile, rightFile) Then Exit Sub
    If LaunchNemo(leftPath, rightPath, leftFile, rightFile) Then Exit Sub
    LaunchSeparateWindows(leftPath, rightPath, leftFile, rightFile)
End Sub

' FILE MANAGER LAUNCH FUNCTIONS
' ============================================================================

Function LaunchKrusader(leftPath As String, rightPath As String, leftFile As String, rightFile As String) As Boolean
    ' Enhanced Krusader launcher with multiple fallback strategies
    ' Configure scriptPath variable below to match your installation
    
    On Error GoTo KrusaderError
    Dim command As String
    Dim scriptPath As String
    
    scriptPath = "~/opt/czkawka-cli/production/scripts/launch_krusader.sh"
    
    ' Try external script first (best file selection)
    On Error GoTo TryDirectCommand
    command = scriptPath &amp; " """ &amp; leftPath &amp; """ """ &amp; rightPath &amp; """"
    Shell(command, 1)
    LaunchKrusader = True
    Exit Function
    
TryDirectCommand:
    ' Try direct command with profile parameter
    On Error GoTo TryBasicCommand
    command = "krusader --profile=panel --left=""" &amp; leftPath &amp; """ --right=""" &amp; rightPath &amp; """"
    Shell(command, 1)
    LaunchKrusader = True
    Exit Function
    
TryBasicCommand:
    ' Basic Krusader command (final fallback)
    On Error GoTo KrusaderError
    command = "krusader --left=""" &amp; leftPath &amp; """ --right=""" &amp; rightPath &amp; """"
    Shell(command, 1)
    LaunchKrusader = True
    Exit Function
    
KrusaderError:
    LaunchKrusader = False
End Function

Function LaunchNemo(leftPath As String, rightPath As String, leftFile As String, rightFile As String) As Boolean
    ' Launches Nemo with both locations in tabs and files selected
    
    On Error GoTo NemoError
    Dim command As String
    
    command = "nemo -t """ &amp; leftPath &amp; "/" &amp; leftFile &amp; """ """ &amp; rightPath &amp; "/" &amp; rightFile &amp; """"
    Shell(command, 1)
    LaunchNemo = True
    Exit Function
    
NemoError:
    LaunchNemo = False
End Function

Sub LaunchSeparateWindows(leftPath As String, rightPath As String, leftFile As String, rightFile As String)
    ' Final fallback: opens both locations in separate windows
    
    Dim leftCommand As String, rightCommand As String
    Dim leftFullPath As String, rightFullPath As String
    
    leftFullPath = leftPath &amp; "/" &amp; leftFile
    rightFullPath = rightPath &amp; "/" &amp; rightFile
    
    On Error GoTo FallbackToFolders
    
    leftCommand = "nemo """ &amp; leftFullPath &amp; """"
    rightCommand = "nemo """ &amp; rightFullPath &amp; """"
    
    Shell(leftCommand, 1)
    Wait(1000)
    Shell(rightCommand, 1)
    
    MsgBox("Opened both files in separate windows:" &amp; Chr(10) &amp; _
           "Original: " &amp; leftFullPath &amp; Chr(10) &amp; _
           "Duplicate: " &amp; rightFullPath, 64, "Files Opened for Comparison")
    Exit Sub
    
FallbackToFolders:
    Shell("xdg-open """ &amp; leftPath &amp; """", 1)
    Wait(1500)
    Shell("xdg-open """ &amp; rightPath &amp; """", 1)
    
    MsgBox("Opened both folders in separate windows:" &amp; Chr(10) &amp; _
           "Original folder: " &amp; leftPath &amp; Chr(10) &amp; _
           "Duplicate folder: " &amp; rightPath, 64, "Folders Opened")
End Sub

' CENTRALIZED DECISION MARKING FUNCTION
' ============================================================================

Sub MarkDecision(keepOriginal As String, keepDuplicate As String, action As String, colorOrig As Long, colorDup As Long)
    ' Centralized decision marking function used by all decision wrapper functions
    ' Handles validation, cell updates, color coding, and cursor advancement
    
    Dim sheet As Object
    Dim currentRow As Long
    Dim cellKeepOrig As Object, cellKeepDup As Object
    
    sheet = ThisComponent.getCurrentController().getActiveSheet()
    currentRow = ThisComponent.getCurrentController().getSelection().getRangeAddress().StartRow
    
    ' Check for protected rows
    If currentRow &lt;= (PROTECTED_ROWS -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using column constants
    sheet.getCellByPosition(COL_KEEP_ORIGINAL, currentRow).setString(keepOriginal)
    sheet.getCellByPosition(COL_KEEP_DUPLICATE, currentRow).setString(keepDuplicate)
    sheet.getCellByPosition(COL_ACTION, currentRow).setString(action)
    
    ' Apply color coding
    cellKeepOrig = sheet.getCellByPosition(COL_KEEP_ORIGINAL, currentRow)
    cellKeepDup = sheet.getCellByPosition(COL_KEEP_DUPLICATE, currentRow)
    
    cellKeepOrig.setPropertyValue("CellBackColor", colorOrig)
    cellKeepDup.setPropertyValue("CellBackColor", colorDup)
    
    ' Move to next row for efficient workflow
    MoveToNextRow()
End Sub

' DECISION WRAPPER FUNCTIONS (KEYBOARD SHORTCUT TARGETS)
' ============================================================================

Sub MarkKeepOriginal()
    ' SHORTCUT: Ctrl+3 - Keep original file, delete duplicate
    MarkDecision("YES", "NO", "DELETE_DUPLICATE", RGB(144, 238, 144), RGB(255, 182, 193))
End Sub

Sub MarkKeepDuplicate()
    ' SHORTCUT: Ctrl+4 - Keep duplicate file, delete original
    MarkDecision("NO", "YES", "DELETE_ORIGINAL", RGB(255, 182, 193), RGB(144, 238, 144))
End Sub

Sub MarkDeleteBoth()
    ' Delete both files (use with caution)
    MarkDecision("NO", "NO", "DELETE_BOTH", RGB(255, 182, 193), RGB(255, 182, 193))
End Sub

Sub MarkNeedsReview()
    ' SHORTCUT: Ctrl+6 - Mark for later review
    MarkDecision("REVIEW", "REVIEW", "REVIEW_NEEDED", RGB(255, 255, 180), RGB(255, 255, 180))
End Sub

Sub MarkSoftLinkDuplicate()
    ' SHORTCUT: Alt+3 - Keep original, soft link duplicate to it
    MarkDecision("YES", "LINK", "SOFTLINK_DUPLICATE", RGB(144, 238, 144), RGB(173, 216, 230))
End Sub

Sub MarkSoftLinkOriginal()
    ' SHORTCUT: Alt+4 - Keep duplicate, soft link original to it
    MarkDecision("LINK", "YES", "SOFTLINK_ORIGINAL", RGB(173, 216, 230), RGB(144, 238, 144))
End Sub

Sub MarkHardLinkDuplicate()
    ' SHORTCUT: Ctrl+Alt+3 - Keep original, hard link duplicate to it
    MarkDecision("YES", "LINK", "HARDLINK_DUPLICATE", RGB(144, 238, 144), RGB(176, 224, 230))
End Sub

Sub MarkHardLinkOriginal()
    ' SHORTCUT: Ctrl+Alt+4 - Keep duplicate, hard link original to it
    MarkDecision("LINK", "YES", "HARDLINK_ORIGINAL", RGB(176, 224, 230), RGB(144, 238, 144))
End Sub

' UTILITY AND WORKFLOW FUNCTIONS
' ============================================================================

Sub MoveToNextRow()
    ' Automatically advance cursor to next row after marking decision
    
    Dim oSheet As Object
    Dim oController As Object
    Dim currentRow As Long, targetRow As Long
    
    oController = ThisComponent.getCurrentController()
    oSheet = oController.getActiveSheet()
    currentRow = oController.getSelection().getRangeAddress().StartRow
    
    targetRow = currentRow + 1
    If targetRow &lt;= (PROTECTED_ROWS - 1) Then targetRow = PROTECTED_ROWS
    
    ' Move cursor to original path column (B) of next row
    oController.select(oSheet.getCellByPosition(COL_ORIG_PATH, targetRow))
End Sub

Sub ClearDecisions()
    ' Clears decision markings (columns H, I, J) and color formatting for selected range
    ' Skips protected rows automatically
    
    Dim sheet As Object
    Dim selection As Object
    Dim currentRow As Long, endRow As Long, i As Long
    Dim cellKeepOrig As Object, cellKeepDup As Object
    Dim processedRows As Long
    
    sheet = ThisComponent.getCurrentController().getActiveSheet()
    selection = ThisComponent.getCurrentController().getSelection()
    currentRow = selection.getRangeAddress().StartRow
    endRow = selection.getRangeAddress().EndRow
    processedRows = 0
    
    For i = currentRow To endRow
        If i &gt; (PROTECTED_ROWS - 1) Then
            ' Clear decision columns using constants
            sheet.getCellByPosition(COL_KEEP_ORIGINAL, i).setString("")
            sheet.getCellByPosition(COL_KEEP_DUPLICATE, i).setString("")
            sheet.getCellByPosition(COL_ACTION, i).setString("")
            
            ' Reset colors
            cellKeepOrig = sheet.getCellByPosition(COL_KEEP_ORIGINAL, i)
            cellKeepDup = sheet.getCellByPosition(COL_KEEP_DUPLICATE, i)
            cellKeepOrig.setPropertyValue("CellBackColor", -1)
            cellKeepDup.setPropertyValue("CellBackColor", -1)
            
            processedRows = processedRows + 1
        End If
    Next i
    
    If processedRows &gt; 0 Then
        MsgBox("Cleared decisions for " &amp; processedRows &amp; " data rows", 64, "Decisions Cleared")
    Else
        MsgBox("No data rows selected. Rows 1-2 are protected.", 48, "No Changes Made")
    End If
End Sub

Sub ShowStatistics()
    ' Displays comprehensive statistics of decision markings
    ' Excludes protected rows from calculations
    
    Dim sheet As Object
    Dim dataRange As Object
    Dim lastRow As Long, i As Long
    Dim keepOrig As Long, keepDup As Long, deleteBoth As Long, needReview As Long, unprocessed As Long
    Dim softLinkOrig As Long, softLinkDup As Long, hardLinkOrig As Long, hardLinkDup As Long
    Dim action As String, totalDataRows As Long, processedRows As Long, completionPercent As Long
    
    sheet = ThisComponent.getCurrentController().getActiveSheet()
    dataRange = sheet.getCellRangeByName("fullData")
    
    ' Find last row with data in the named range
    lastRow = PROTECTED_ROWS
    Do While sheet.getCellByPosition(COL_ACTION, lastRow).getString() &lt;&gt; "" Or _
             sheet.getCellByPosition(COL_ORIG_PATH, lastRow).getString() &lt;&gt; ""
        lastRow = lastRow + 1
        If lastRow &gt; dataRange.getRangeAddress().EndRow Then Exit Do
    Loop
    lastRow = lastRow - 1
    
    totalDataRows = lastRow - (PROTECTED_ROWS - 1)
    If totalDataRows &lt; 1 Then totalDataRows = 0
    
    ' Count decisions starting from first data row
    For i = PROTECTED_ROWS To lastRow
        action = sheet.getCellByPosition(COL_ACTION, i).getString()
        Select Case action
            Case "DELETE_DUPLICATE": keepOrig = keepOrig + 1
            Case "DELETE_ORIGINAL": keepDup = keepDup + 1
            Case "DELETE_BOTH": deleteBoth = deleteBoth + 1
            Case "REVIEW_NEEDED": needReview = needReview + 1
            Case "SOFTLINK_DUPLICATE": softLinkOrig = softLinkOrig + 1
            Case "SOFTLINK_ORIGINAL": softLinkDup = softLinkDup + 1
            Case "HARDLINK_DUPLICATE": hardLinkOrig = hardLinkOrig + 1
            Case "HARDLINK_ORIGINAL": hardLinkDup = hardLinkDup + 1
            Case "": unprocessed = unprocessed + 1
        End Select
    Next i
    
    processedRows = keepOrig + keepDup + deleteBoth + needReview + softLinkOrig + softLinkDup + hardLinkOrig + hardLinkDup
    If totalDataRows &gt; 0 Then
        completionPercent = Int((processedRows / totalDataRows) * 100)
    Else
        completionPercent = 0
    End If
    
    MsgBox("CZKAWKA DUPLICATE ANALYSIS STATISTICS" &amp; Chr(10) &amp; _
           "===========================================" &amp; Chr(10) &amp; Chr(10) &amp; _
           "DELETION DECISIONS:" &amp; Chr(10) &amp; _
           "Keep Original: " &amp; keepOrig &amp; ", Keep Duplicate: " &amp; keepDup &amp; Chr(10) &amp; _
           "Delete Both: " &amp; deleteBoth &amp; Chr(10) &amp; Chr(10) &amp; _
           "LINKING DECISIONS:" &amp; Chr(10) &amp; _
           "Soft Links: " &amp; (softLinkOrig + softLinkDup) &amp; Chr(10) &amp; _
           "Hard Links: " &amp; (hardLinkOrig + hardLinkDup) &amp; Chr(10) &amp; Chr(10) &amp; _
           "PROGRESS:" &amp; Chr(10) &amp; _
           "Processed: " &amp; processedRows &amp; " / " &amp; totalDataRows &amp; " (" &amp; completionPercent &amp; "%)" &amp; Chr(10) &amp; _
           "Need Review: " &amp; needReview &amp; ", Unprocessed: " &amp; unprocessed, 64, "Analysis Progress")
End Sub

Sub ToggleFilterByActiveCell()
    ' Filter toggle using fullData named range with exact text matching
    
    Dim oSheet As Object
    Dim oRange As Object
    Dim oActiveCell As Object
    Dim sFilterValue As String
    Dim nColumn As Integer
    Dim oFilterDesc As Object
    Dim oCellA1 As Object
    Dim oActiveCellAddress As Object
    Dim oDataAddress As Object
    
    oSheet = ThisComponent.getCurrentController().getActiveSheet()
    oRange = oSheet.getCellRangeByName("fullData")
    oActiveCell = ThisComponent.getCurrentController().getSelection()
    oCellA1 = oSheet.getCellByPosition(COL_CHECKBOXES, 0)  ' A1 for filter state
    
    If oActiveCell.getImplementationName() &lt;&gt; "ScCellObj" Then Exit Sub
    
    oActiveCellAddress = oActiveCell.getCellAddress()
    oDataAddress = oRange.getRangeAddress()
    
    ' Check if active cell is within fullData range
    If oActiveCellAddress.Sheet &lt;&gt; oDataAddress.Sheet Or _
       oActiveCellAddress.Column &lt; oDataAddress.StartColumn Or _
       oActiveCellAddress.Column &gt; oDataAddress.EndColumn Or _
       oActiveCellAddress.Row &lt; oDataAddress.StartRow Or _
       oActiveCellAddress.Row &gt; oDataAddress.EndRow Then
        Exit Sub
    End If
    
    nColumn = oActiveCellAddress.Column
    sFilterValue = oActiveCell.getString()
    
    If sFilterValue = "" Then Exit Sub
    
    ' Toggle filter based on A1 state
    If oCellA1.getString() &lt;&gt; "" Then
        ' Clear filter
        oFilterDesc = oRange.createFilterDescriptor(True)
        oFilterDesc.setPropertyValue("ContainsHeader", True)
        oFilterDesc.setFilterFields(Array())
        oRange.filter(oFilterDesc)
        oCellA1.setString("")
    Else
        ' Apply filter
        oFilterDesc = oRange.createFilterDescriptor(True)
        oFilterDesc.setPropertyValue("ContainsHeader", True)
        oFilterDesc.setPropertyValue("UseRegularExpressions", False)
        
        Dim oFilterFields(0) As New com.sun.star.sheet.TableFilterField
        oFilterFields(0).Field = nColumn - oDataAddress.StartColumn
        oFilterFields(0).IsNumeric = False
        oFilterFields(0).StringValue = sFilterValue
        oFilterFields(0).Operator = com.sun.star.sheet.FilterOperator.EQUAL
        
        oFilterDesc.setFilterFields(oFilterFields())
        oRange.filter(oFilterDesc)
        oCellA1.setString("FILTERED: " &amp; sFilterValue)
    End If
End Sub

Sub ClearFilterState()
    ' Clear any active filters and state indicator
    
    Dim oSheet As Object
    Dim oRange As Object
    Dim oFilterDesc As Object
    Dim oCellA1 As Object
    
    oSheet = ThisComponent.getCurrentController().getActiveSheet()
    oRange = oSheet.getCellRangeByName("fullData")
    oCellA1 = oSheet.getCellByPosition(COL_CHECKBOXES, 0)
    
    oFilterDesc = oRange.createFilterDescriptor(True)
    oFilterDesc.setPropertyValue("ContainsHeader", True)
    oFilterDesc.setFilterFields(Array())
    oRange.filter(oFilterDesc)
    
    oCellA1.setString("")
    MsgBox("All filters cleared. Showing all data rows.", 64, "Filter Cleared")
End Sub

' UTILITY FUNCTIONS
' ============================================================================

Function RGB(red As Integer, green As Integer, blue As Integer) As Long
    ' Creates RGB color value for LibreOffice cell formatting
    RGB = red + (green * 256) + (blue * 65536)
End Function

' ============================================================================
' KEYBOARD SHORTCUTS SUMMARY:
' F3: OpenInNemoFromActiveCell | Alt+F3: OpenInKrusaderFromActiveCell
' Ctrl+3: MarkKeepOriginal | Ctrl+4: MarkKeepDuplicate | Ctrl+6: MarkNeedsReview
' Alt+3: MarkSoftLinkDuplicate | Alt+4: MarkSoftLinkOriginal
' Ctrl+Alt+3: MarkHardLinkDuplicate | Ctrl+Alt+4: MarkHardLinkOriginal
' Ctrl+7: ShowStatistics | Ctrl+8: ClearDecisions
' Ctrl+9: ToggleFilterByActiveCell | Ctrl+0: ClearFilterState
' ============================================================================
</script:module>
</file>

<file path=Basic/Standard/bu1_20250805.xml><?xml version="1.0" encoding="utf-8"?>
<!DOCTYPE module  PUBLIC '-//OpenOffice.org//DTD OfficeDocument 1.0//EN'  'module.dtd'>
<script:module xmlns:script="http://openoffice.org/2000/script" script:name="bu1_20250805" script:language="StarBasic" script:moduleType="normal">' ============================================================================
' CZKAWKA DUPLICATE FILE ANALYSIS - LIBREOFFICE CALC MACRO MODULE
' ============================================================================
' 
' DESCRIPTION:
' This module provides file manager integration and decision marking for 
' Czkawka duplicate analysis CSV data. Designed for 6+3 column structure:
' A=OrigPath, B=OrigFile, C=DupPath, D=DupFile, E=Size, F=Hash
' G=Keep_Original, H=Keep_Duplicate, I=Action
'
' FEATURES:
' - Dual-pane file manager integration (Krusader, Nemo)
' - Quick decision marking with color coding
' - Automatic cursor advancement for efficient workflow
' - Decision statistics and clearing functions
' - Support for external launch_krusader.sh script
' - Protected rows: Row 1 (subtotals) and Row 2 (headers) are protected
'
' SETUP:
' 1. Enable macros: Tools → Options → Security → Macro Security (Medium)
' 2. Assign keyboard shortcuts: Tools → Customize → Keyboard
'    F3: OpenInFileManagerFromActiveCell
'    ctrl+3: MarkKeepOriginal, ctrl+4: MarkKeepDuplicate, ctrl+6: MarkNeedsReview
' 3. Install file managers: sudo apt install nemo krusader
'
' Author: Enhanced for Czkawka project
' Date: August 2025
' ============================================================================

' MAIN FILE MANAGER INTEGRATION
' ============================================================================

Sub OpenInFileManagerFromActiveCell()
    ' Opens both original and duplicate file locations in file manager
    ' Supports Krusader (dual-pane), Nemo (tabs), and fallback options
    ' PROTECTED: Rows 1 (subtotals) and 2 (headers) are protected from file operations
    
    Dim currentRow As Long
    Dim currentCol As Long
    Dim leftPath As String, leftFile As String
    Dim rightPath As String, rightFile As String
    Dim sheet As Object
    
    ' Get the active sheet and cell position
    sheet = ThisComponent.getCurrentController().getActiveSheet()
    currentRow = ThisComponent.getCurrentController().getSelection().getRangeAddress().StartRow + 1
    currentCol = ThisComponent.getCurrentController().getSelection().getRangeAddress().StartColumn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Exit Sub
    End If
    
    ' Get all four values from the current row (A=OrigPath, B=OrigFile, C=DupPath, D=DupFile)
    leftPath = sheet.getCellByPosition(0, currentRow - 1).getString()   ' Column A
    leftFile = sheet.getCellByPosition(1, currentRow - 1).getString()   ' Column B  
    rightPath = sheet.getCellByPosition(2, currentRow - 1).getString()  ' Column C
    rightFile = sheet.getCellByPosition(3, currentRow - 1).getString()  ' Column D
    
    ' Validate that we have complete data for both files
    If leftPath = "" Or leftFile = "" Or rightPath = "" Or rightFile = "" Then
        MsgBox("Missing path or filename data in row " &amp; currentRow &amp; Chr(10) &amp; Chr(10) &amp; _
               "Required columns:" &amp; Chr(10) &amp; _
               "A: Original folder path" &amp; Chr(10) &amp; _ 
               "B: Original filename" &amp; Chr(10) &amp; _
               "C: Duplicate folder path" &amp; Chr(10) &amp; _
               "D: Duplicate filename", 48, "Czkawka Tools - Data Error")
        Exit Sub
    End If
    
    ' Try file managers in order of preference for best user experience
    
    ' 1st choice: Nemo with tab support (good file selection capabilities)
    If LaunchNemoDevPanes(leftPath, rightPath, leftFile, rightFile) Then
        Exit Sub
    End If
    
    ' 2nd choice: Krusader with dual-pane view (excellent for comparisons)
    If LaunchKrusader(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Launches Krusader file manager with dual-pane view
    ' Uses external launch_krusader.sh script if available, falls back to direct command
    
    On Error GoTo KrusaderError
    Dim command As String

    ' Try to use the external launch script first (keeps paths organized)
    ' Update path to match your installation: /home/banos/opt/czkawka-cli/launch_krusader.sh
    command = "/home/banos/opt/czkawka-cli/launch_krusader.sh " &amp; leftPath &amp; " " &amp; rightPath
    
    ' Launch Krusader via script - this provides dual-pane with proper path setup
    Shell(command, 1)

    '** 'To revive the following code block remove only the outer comments '** 
    '** ' Wait a moment for Krusader to load, then show guidance message
    '** Wait(2000)  ' Wait 2 seconds
    '** 
    '** ' Note: Krusader doesn't have direct file selection via command line
    '** ' User will need to manually navigate to the files
    '** MsgBox("Krusader opened with:" &amp; Chr(10) &amp; _
    '**        "Left: " &amp; leftPath &amp; Chr(10) &amp; _
    '**        "Right: " &amp; rightPath &amp; Chr(10) &amp; Chr(10) &amp; _
    '**        "Navigate to:" &amp; Chr(10) &amp; _
    '**        "Left: " &amp; leftFile &amp; Chr(10) &amp; _
    '**        "Right: " &amp; rightFile, 64, "Files Opened in Krusader")
  
    LaunchKrusader = True
    Exit Function

KrusaderError:
    ' If external script fails, try direct Krusader command
    On Error GoTo KrusaderDirectError
    command = "krusader --left=""" &amp; leftPath &amp; """ --right=""" &amp; rightPath &amp; """"
    Shell(command, 1)
    LaunchKrusader = True
    Exit Function
    
KrusaderDirectError:
    ' Krusader not available or command failed
    LaunchKrusader = False
End Function

Function LaunchNemoDevPanes(leftPath As String, rightPath As String, leftFile As String, rightFile As String) As Boolean
    ' Launches Nemo file manager with both locations in separate tabs
    ' Attempts to open specific files directly for easier identification
    
    On Error GoTo NemoError
    Dim command As String
    
    ' Launch Nemo with both file paths - this opens tabs and selects the files
    command = "nemo -t """ &amp; leftPath &amp; "/" &amp; leftFile &amp; """ """ &amp; rightPath &amp; "/" &amp; rightFile &amp; """"
    Shell(command, 1)
    
    '** 'To revive the following code block remove only the outer comments '** 
    '** MsgBox("Nemo opened with both locations:" &amp; Chr(10) &amp; _
    '**        "Left location: " &amp; leftPath &amp; Chr(10) &amp; _
    '**        "Right location: " &amp; rightPath &amp; Chr(10) &amp; Chr(10) &amp; _
    '**        "Look for:" &amp; Chr(10) &amp; _
    '**        "Left file: " &amp; leftFile &amp; Chr(10) &amp; _
    '**        "Right file: " &amp; rightFile, 64, "Files Opened in Nemo")
    
    LaunchNemoDevPanes = True
    Exit Function
    
NemoError:
    ' Nemo not available or command failed
    LaunchNemoDevPanes = False
End Function

Sub LaunchSeparateWindows(leftPath As String, rightPath As String, leftFile As String, rightFile As String)
    ' Final fallback: opens both file locations in separate file manager windows
    ' Uses system default file manager via xdg-open for maximum compatibility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system default file manager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A&amp;B) and delete duplicate (columns C&amp;D)
    ' Updates columns G=YES, H=NO, I=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G=Keep_Original, H=Keep_Duplicate, I=Action)
    sheet.getCellByPosition(6, currentRow).setString("YES")              ' Column G: Keep original
    sheet.getCellByPosition(7, currentRow).setString("NO")               ' Column H: Don't keep duplicate
    sheet.getCellByPosition(8, currentRow).setString("DELETE_DUPLICATE") ' Column I: Action to take
    
    ' Apply visual color coding for immediate feedback - FIXED METHOD
    cellG = sheet.getCellByPosition(6, currentRow)
    cellH = sheet.getCellByPosition(7, currentRow)
    
    cellG.setPropertyValue("CellBackColor", RGB(144, 238, 144)) ' Light green (keep)
    cellH.setPropertyValue("CellBackColor", RGB(255, 182, 193)) ' Light red (delete)
    
    ' Move to next row for efficient workflow
    MoveToNextRow()
End Sub

Sub MarkKeepDuplicate()
    ' Marks decision to keep the duplicate file (columns C&amp;D) and delete original (columns A&amp;B)
    ' Updates columns G=NO, H=YES, I=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6, currentRow).setString("NO")               ' Column G: Don't keep original
    sheet.getCellByPosition(7, currentRow).setString("YES")              ' Column H: Keep duplicate
    sheet.getCellByPosition(8, currentRow).setString("DELETE_ORIGINAL")  ' Column I: Action to take
    
    ' Apply visual color coding - FIXED METHOD
    cellG = sheet.getCellByPosition(6, currentRow)
    cellH = sheet.getCellByPosition(7, currentRow)
    
    cellG.setPropertyValue("CellBackColor", RGB(255, 182, 193)) ' Light red (delete)
    cellH.setPropertyValue("CellBackColor", RGB(144, 238, 144)) ' Light green (keep)
    
    ' Move to next row for efficient workflow
    MoveToNextRow()
End Sub

Sub MarkDeleteBoth()
    ' Marks decision to delete both the original and duplicate files
    ' Updates columns G=NO, H=NO, I=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6, currentRow).setString("NO")           ' Column G: Don't keep original
    sheet.getCellByPosition(7, currentRow).setString("NO")           ' Column H: Don't keep duplicate
    sheet.getCellByPosition(8, currentRow).setString("DELETE_BOTH")  ' Column I: Delete both files
    
    ' Apply red color coding to both columns (warning: both will be deleted) - FIXED METHOD
    cellG = sheet.getCellByPosition(6, currentRow)
    cellH = sheet.getCellByPosition(7, currentRow)
    
    cellG.setPropertyValue("CellBackColor", RGB(255, 182, 193)) ' Light red
    cellH.setPropertyValue("CellBackColor", RGB(255, 182, 193)) ' Light red
    
    ' Move to next row for efficient workflow
    MoveToNextRow()
End Sub

Sub MarkNeedsReview()
    ' Marks files that need additional review before making a decision
    ' Updates columns G=REVIEW, H=REVIEW, I=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6, currentRow).setString("REVIEW")        ' Column G: Needs review
    sheet.getCellByPosition(7, currentRow).setString("REVIEW")        ' Column H: Needs review
    sheet.getCellByPosition(8, currentRow).setString("REVIEW_NEEDED") ' Column I: Action needed
    
    ' Apply yellow color coding to indicate "needs attention" - FIXED METHOD
    cellG = sheet.getCellByPosition(6, currentRow)
    cellH = sheet.getCellByPosition(7, currentRow)
    
    cellG.setPropertyValue("CellBackColor", RGB(255, 255, 180)) ' Light yellow
    cellH.setPropertyValue("CellBackColor", RGB(255, 255, 180)) ' Light yellow
    
    ' Move to next row for efficient workflow
    MoveToNextRow()
End Sub

' LEGACY COMPATIBILITY FUNCTIONS
' ============================================================================
' These maintain compatibility with your existing macro names

Sub MarkKeepLeft()
    ' Legacy function name - calls MarkKeepOriginal for compatibility
    MarkKeepOriginal()
End Sub

Sub MarkKeepRight()
    ' Legacy function name - calls MarkKeepDuplicate for compatibility
    MarkKeepDuplicate()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column (A) of next row for consistent positioning
    oController.select(oSheet.getCellByPosition(0, targetRow))
End Sub

Sub ClearDecisions()
    ' Clears all decision markings (columns G, H, I)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G, H, I
            sheet.getCellByPosition(6, i).setString("")  ' Clear Keep_Original
            sheet.getCellByPosition(7, i).setString("")  ' Clear Keep_Duplicate
            sheet.getCellByPosition(8, i).setString("")  ' Clear Action
            
            ' Reset background colors to default (no color) - FIXED METHOD
            cellG = sheet.getCellByPosition(6, i)
            cellH = sheet.getCellByPosition(7,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i As Long
    Dim action As String
    Dim totalDataRows As Long
    
    sheet = ThisComponent.getCurrentController().getActiveSheet()
    
    ' Find the last row with data - SIMPLIFIED METHOD
    ' Check from row 3 downward (skip protected rows 1-2) until we find an empty Action column (column I)
    lastRow = 2  ' Start from row 3 (index 2)
    Do While sheet.getCellByPosition(8, lastRow).getString() &lt;&gt; "" Or sheet.getCellByPosition(0,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I)
    ' Start from index 2 (row 3) to skip protected rows 1-2
    For i = 2 To lastRow
        action = sheet.getCellByPosition(8, i).getString() ' Column I (Action)
        Select Case action
            Case "DELETE_DUPLICATE"
                keepOrig = keepOrig + 1
            Case "DELETE_ORIGINAL"  
                keepDup = keepDup + 1
            Case "DELETE_BOTH"
                deleteBoth = deleteBoth + 1
            Case "REVIEW_NEEDED"
                needReview = needReview + 1
            Case ""
                unprocessed = unprocessed + 1
        End Select
    Next i
    
    ' Calculate completion percentage
    Dim processedRows As Long
    Dim completionPercent As Long
    processedRows = keepOrig + keepDup + deleteBoth + needReview
    If totalDataRows &gt; 0 Then
        completionPercent = Int((processedRows / totalDataRows) * 100)
    Else
        completionPercent = 0
    End If
    
    ' Display comprehensive statistics
    MsgBox("CZKAWKA DUPLICATE ANALYSIS STATISTICS" &amp; Chr(10) &amp; _
           "===========================================" &amp; Chr(10) &amp; Chr(10) &amp; _
           "DECISIONS MADE:" &amp; Chr(10) &amp; _
           "Keep Original (delete duplicate): " &amp; keepOrig &amp; Chr(10) &amp; _
           "Keep Duplicate (delete original): " &amp; keepDup &amp; Chr(10) &amp; _
           "Delete Both Files: " &amp; deleteBoth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amp; Chr(10) &amp; Chr(10) &amp; _
           "Note: Protected rows 1-2 are excluded from statistics.", 64, "Duplicate Analysis Progress")
End Sub

Sub FilterByAction()
    ' Applies AutoFilter to the Action column (I) for easy filtering of decisions
    ' Enables quick viewing of specific decision types (e.g., only files to delete)
    ' PROTECTED: Filter includes headers from row 2 for proper column labeling
    
    Dim sheet As Object
    Dim dataRange As Object
    Dim lastRow As Long
    
    sheet = ThisComponent.getCurrentController().getActiveSheet()
    
    ' Find last row with data - SIMPLIFIED METHOD
    ' Check from row 3 downward until we find an empty Action column
    lastRow = 2
    Do While sheet.getCellByPosition(8, lastRow).getString() &lt;&gt; "" Or sheet.getCellByPosition(0, lastRow).getString() &lt;&gt; ""
        lastRow = lastRow + 1
        If lastRow &gt; 10000 Then Exit Do ' Safety limit
    Loop
    lastRow = lastRow - 1 ' Go back to last non-empty row
    
    If lastRow &lt; 2 Then lastRow = 2 ' Ensure we have at least headers + one data row
    
    ' Get the data range starting from row 2 (headers) for proper AutoFilter setup
    dataRange = sheet.getCellRangeByPosition(0, 1, 8, lastRow)  ' Row 2 (index 1) to lastRow
    
    ' Try to apply AutoFilter
    On Error GoTo FilterError
    dataRange.AutoFilter = True
    
    MsgBox("AutoFilter applied to data range (rows 2-" &amp; (lastRow + 1) &amp; ")." &amp; Chr(10) &amp; Chr(10) &amp; _
           "Click dropdown arrows in header row (row 2) to filter by:" &amp; Chr(10) &amp; _
           "- Action types (DELETE_DUPLICATE, DELETE_ORIGINAL, etc.)" &amp; Chr(10) &amp; _
           "- File sizes, folder paths, or any other column" &amp; Chr(10) &amp; Chr(10) &amp; _
           "Use this to review your cleanup plan before execution." &amp; Chr(10) &amp; Chr(10) &amp; _
           "Note: Row 1 (subtotals) and Row 2 (headers) are protected.", 64, "Czkawka Tools - Filter Applied")
    Exit Sub
    
FilterError:
    ' If AutoFilter fails, just optimize column widths
    dataRange.getColumns().setPropertyValue("OptimalWidth", True)
    MsgBox("Applied optimal column widths to data range." &amp; Chr(10) &amp; Chr(10) &amp; _
           "AutoFilter may need to be applied manually via:" &amp; Chr(10) &amp; _
           "Data → AutoFilter menu option", 48, "Czkawka Tools - Partial Success")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END OF CZKAWKA DUPLICATE ANALYSIS MACRO MODULE
' ============================================================================
'
' KEYBOARD SHORTCUT RECOMMENDATIONS:
' F3 		:	 OpenInFileManagerFromActiveCell (main function)
' ctrl+3 	:	 MarkKeepOriginal (keep left/original file)
' ctrl+4 	:	 MarkKeepDuplicate (keep right/duplicate file)
' ctrl+6 	:	 MarkNeedsReview (mark for later review)
' ctrl+7 	:	 ShowStatistics (view progress and statistics)
' ctrl+8 	:	 ClearDecisions (reset selected rows)
' ctrl+9 	:	 FilterByAction (apply filters for analysis)
'
' PROTECTED ROWS STRUCTURE:
' - Row 1: Reserved for subtotals and summary calculations (PROTECTED)
' - Row 2: Reserved for column headers (PROTECTED)
' - Row 3+: Data rows where all operations are performed
' - All decision marking functions check for protected rows and show warning if attempted
' - File manager integration warns when clicked on protected rows
' - Statistics and filtering functions properly handle protected rows
' - ClearDecisions skips protected rows even if selected in range
'
' USAGE WORKFLOW:
' 1. Row 1: Add subtotal formulas (e.g., =SUM(E3:E1000) for total duplicate size)
' 2. Row 2: Column headers (OrigPath, OrigFile, DupPath, DupFile, Size, Hash, Keep_Original, Keep_Duplicate, Action)
' 3. Row 3+: Import CSV data from czkawka_to_table.sh into columns A-F
' 4. Sort by file size (column E) to prioritize large duplicates
' 5. For each data row: F3 (view files) → ctrl+3/ctrl+4 (make decision) → auto-advance
' 6. Use ctrl+7 to check progress, ctrl+9 to filter and review decisions
' 7. Export filtered decisions for automated cleanup processing
'
' PROTECTED ROWS BENEFITS:
' - Row 1 subtotals provide immediate feedback on potential space savings
' - Row 2 headers remain visible during sorting and filtering operations
' - Protected structure prevents accidental data corruption
' - Consistent workflow starting from row 3 eliminates confusion
'
' For complete documentation, see duplicates_help.txt and README.md
' ============================================================================

</script:module>
</file>

<file path=Basic/Standard/bu2_20250809.xml><?xml version="1.0" encoding="utf-8"?>
<!DOCTYPE module  PUBLIC '-//OpenOffice.org//DTD OfficeDocument 1.0//EN'  'module.dtd'>
<script:module xmlns:script="http://openoffice.org/2000/script" script:name="bu2_20250809" script:language="StarBasic" script:moduleType="normal">' ============================================================================
' CZKAWKA DUPLICATE FILE ANALYSIS - LIBREOFFICE CALC MACRO MODULE
' ============================================================================
' 
' DESCRIPTION:
' This module provides file manager integration and decision marking for 
' Czkawka duplicate analysis CSV data. Designed for 6+3 column structure:
' B=OrigPath, C=OrigFile, D=DupPath, E=DupFile, F=Size, G=Hash
' H=Keep_Original, I=Keep_Duplicate, J=Action
'
' FEATURES:
' - Dual-pane file manager integration (Krusader, Nemo)
' - Quick decision marking with color coding
' - Automatic cursor advancement for efficient workflow
' - Decision statistics and clearing functions
' - Support for external launch_krusader.sh script
' - Protected rows: Row 1 (subtotals) and Row 2 (headers) are protected
'
' SETUP:
' 1. Enable macros: Tools → Options → Security → Macro Security (Medium)
' 2. Assign keyboard shortcuts: Tools → Customize → Keyboard
'    F3: OpenInFileManagerFromActiveCell
'    ctrl+3: MarkKeepOriginal, ctrl+4: MarkKeepDuplicate, ctrl+6: MarkNeedsReview
' 3. Install file managers: sudo apt install nemo krusader
'
' Author: Enhanced for Czkawka project
' Date: August 2025
' ============================================================================

' MAIN FILE MANAGER INTEGRATION
' ============================================================================

Sub OpenInFileManagerFromActiveCell()
    ' Opens both original and duplicate file locations in file manager
    ' Supports Krusader (dual-pane), Nemo (tabs), and fallback options
    ' PROTECTED: Rows 1 (subtotals) and 2 (headers) are protected from file operations
    
    Dim currentRow As Long
    Dim currentCol As Long
    Dim leftPath As String, leftFile As String
    Dim rightPath As String, rightFile As String
    Dim sheet As Object
    
    ' Get the active sheet and cell position
    sheet = ThisComponent.getCurrentController().getActiveSheet()
    currentRow = ThisComponent.getCurrentController().getSelection().getRangeAddress().StartRow + 1
    currentCol = ThisComponent.getCurrentController().getSelection().getRangeAddress().StartColumn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Exit Sub
    End If
    
    ' Get all four values from the current row (B=OrigPath, C=OrigFile, D=DupPath, E=DupFile)
    leftPath = sheet.getCellByPosition(1, currentRow - 1).getString()   ' Column B
    leftFile = sheet.getCellByPosition(2, currentRow - 1).getString()   ' Column C  
    rightPath = sheet.getCellByPosition(3, currentRow - 1).getString()  ' Column D
    rightFile = sheet.getCellByPosition(4, currentRow - 1).getString()  ' Column E
    
    ' Validate that we have complete data for both files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Exit Sub
    End If
    
    ' Try file managers in order of preference for best user experience
    
    ' 1st choice: Nemo with tab support (good file selection capabilities)
    If LaunchNemoDevPanes(leftPath, rightPath, leftFile, rightFile) Then
        Exit Sub
    End If
    
    ' 2nd choice: Krusader with dual-pane view (excellent for comparisons)
    If LaunchKrusader(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Launches Krusader file manager with dual-pane view
    ' Uses external launch_krusader.sh script if available, falls back to direct command
    
    On Error GoTo KrusaderError
    Dim command As String

    ' Try to use the external launch script first (keeps paths organized)
    ' Update path to match your installation: /home/banos/opt/czkawka-cli/launch_krusader.sh
    command = "/home/banos/opt/czkawka-cli/launch_krusader.sh " &amp; leftPath &amp; " " &amp; rightPath
    
    ' Launch Krusader via script - this provides dual-pane with proper path setup
    Shell(command, 1)

    '** 'To revive the following code block remove only the outer comments '** 
    '** ' Wait a moment for Krusader to load, then show guidance message
    '** Wait(2000)  ' Wait 2 seconds
    '** 
    '** ' Note: Krusader doesn't have direct file selection via command line
    '** ' User will need to manually navigate to the files
    '** MsgBox("Krusader opened with:" &amp; Chr(10) &amp; _
    '**        "Left: " &amp; leftPath &amp; Chr(10) &amp; _
    '**        "Right: " &amp; rightPath &amp; Chr(10) &amp; Chr(10) &amp; _
    '**        "Navigate to:" &amp; Chr(10) &amp; _
    '**        "Left: " &amp; leftFile &amp; Chr(10) &amp; _
    '**        "Right: " &amp; rightFile, 64, "Files Opened in Krusader")
  
    LaunchKrusader = True
    Exit Function

KrusaderError:
    ' If external script fails, try direct Krusader command
    On Error GoTo KrusaderDirectError
    command = "krusader --left=""" &amp; leftPath &amp; """ --right=""" &amp; rightPath &amp; """"
    Shell(command, 1)
    LaunchKrusader = True
    Exit Function
    
KrusaderDirectError:
    ' Krusader not available or command failed
    LaunchKrusader = False
End Function

Function LaunchNemoDevPanes(leftPath As String, rightPath As String, leftFile As String, rightFile As String) As Boolean
    ' Launches Nemo file manager with both locations in separate tabs
    ' Attempts to open specific files directly for easier identification
    
    On Error GoTo NemoError
    Dim command As String
    
    ' Launch Nemo with both file paths - this opens tabs and selects the files
    command = "nemo -t """ &amp; leftPath &amp; "/" &amp; leftFile &amp; """ """ &amp; rightPath &amp; "/" &amp; rightFile &amp; """"
    Shell(command, 1)
    
    '** 'To revive the following code block remove only the outer comments '** 
    '** MsgBox("Nemo opened with both locations:" &amp; Chr(10) &amp; _
    '**        "Left location: " &amp; leftPath &amp; Chr(10) &amp; _
    '**        "Right location: " &amp; rightPath &amp; Chr(10) &amp; Chr(10) &amp; _
    '**        "Look for:" &amp; Chr(10) &amp; _
    '**        "Left file: " &amp; leftFile &amp; Chr(10) &amp; _
    '**        "Right file: " &amp; rightFile, 64, "Files Opened in Nemo")
    
    LaunchNemoDevPanes = True
    Exit Function
    
NemoError:
    ' Nemo not available or command failed
    LaunchNemoDevPanes = False
End Function

Sub LaunchSeparateWindows(leftPath As String, rightPath As String, leftFile As String, rightFile As String)
    ' Final fallback: opens both file locations in separate file manager windows
    ' Uses system default file manager via xdg-open for maximum compatibility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system default file manager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B&amp;C) and delete duplicate (columns D&amp;E)
    ' Updates columns H=YES, I=NO, J=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NO")               ' Column I: Don't keep duplicate
    sheet.getCellByPosition(9, currentRow).setString("DELETE_DUPLICATE") ' Column J: Action to take
    
    ' Apply visual color coding for immediate feedback - FIXED METHOD
    cellG = sheet.getCellByPosition(7, currentRow)
    cellH = sheet.getCellByPosition(8, currentRow)
    
    cellG.setPropertyValue("CellBackColor", RGB(144, 238, 144)) ' Light green (keep)
    cellH.setPropertyValue("CellBackColor", RGB(255, 182, 193)) ' Light red (delete)
    
    ' Move to next row for efficient workflow
    MoveToNextRow()
End Sub

Sub MarkKeepDuplicate()
    ' Marks decision to keep the duplicate file (columns D&amp;E) and delete original (columns B&amp;C)
    ' Updates columns H=NO, I=YES, J=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7, currentRow).setString("NO")               ' Column H: Don't keep original
    sheet.getCellByPosition(8, currentRow).setString("YES")              ' Column I: Keep duplicate
    sheet.getCellByPosition(9, currentRow).setString("DELETE_ORIGINAL")  ' Column J: Action to take
    
    ' Apply visual color coding - FIXED METHOD
    cellG = sheet.getCellByPosition(7, currentRow)
    cellH = sheet.getCellByPosition(8, currentRow)
    
    cellG.setPropertyValue("CellBackColor", RGB(255, 182, 193)) ' Light red (delete)
    cellH.setPropertyValue("CellBackColor", RGB(144, 238, 144)) ' Light green (keep)
    
    ' Move to next row for efficient workflow
    MoveToNextRow()
End Sub

Sub MarkDeleteBoth()
    ' Marks decision to delete both the original and duplicate files
    ' Updates columns H=NO, I=NO, J=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7, currentRow).setString("NO")           ' Column H: Don't keep original
    sheet.getCellByPosition(8, currentRow).setString("NO")           ' Column I: Don't keep duplicate
    sheet.getCellByPosition(9, currentRow).setString("DELETE_BOTH")  ' Column J: Delete both files
    
    ' Apply red color coding to both columns (warning: both will be deleted) - FIXED METHOD
    cellG = sheet.getCellByPosition(7, currentRow)
    cellH = sheet.getCellByPosition(8, currentRow)
    
    cellG.setPropertyValue("CellBackColor", RGB(255, 182, 193)) ' Light red
    cellH.setPropertyValue("CellBackColor", RGB(255, 182, 193)) ' Light red
    
    ' Move to next row for efficient workflow
    MoveToNextRow()
End Sub

Sub MarkNeedsReview()
    ' Marks files that need additional review before making a decision
    ' Updates columns H=REVIEW, I=REVIEW, J=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7, currentRow).setString("REVIEW")        ' Column H: Needs review
    sheet.getCellByPosition(8, currentRow).setString("REVIEW")        ' Column I: Needs review
    sheet.getCellByPosition(9, currentRow).setString("REVIEW_NEEDED") ' Column J: Action needed
    
    ' Apply yellow color coding to indicate "needs attention" - FIXED METHOD
    cellG = sheet.getCellByPosition(7, currentRow)
    cellH = sheet.getCellByPosition(8, currentRow)
    
    cellG.setPropertyValue("CellBackColor", RGB(255, 255, 180)) ' Light yellow
    cellH.setPropertyValue("CellBackColor", RGB(255, 255, 180)) ' Light yellow
    
    ' Move to next row for efficient workflow
    MoveToNextRow()
End Sub

' LEGACY COMPATIBILITY FUNCTIONS
' ============================================================================
' These maintain compatibility with your existing macro names

Sub MarkKeepLeft()
    ' Legacy function name - calls MarkKeepOriginal for compatibility
    MarkKeepOriginal()
End Sub

Sub MarkKeepRight()
    ' Legacy function name - calls MarkKeepDuplicate for compatibility
    MarkKeepDuplicate()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data column (B) of next row for consistent positioning
    oController.select(oSheet.getCellByPosition(1, targetRow))
End Sub

Sub ClearDecisions()
    ' Clears all decision markings (columns H, I, J)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H, I, J
            sheet.getCellByPosition(7, i).setString("")  ' Clear Keep_Original
            sheet.getCellByPosition(8, i).setString("")  ' Clear Keep_Duplicate
            sheet.getCellByPosition(9, i).setString("")  ' Clear Action
            
            ' Reset background colors to default (no color) - FIXED METHOD
            cellG = sheet.getCellByPosition(7, i)
            cellH = sheet.getCellByPosition(8,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i As Long
    Dim action As String
    Dim totalDataRows As Long
    
    sheet = ThisComponent.getCurrentController().getActiveSheet()
    
    ' Find the last row with data - SIMPLIFIED METHOD
    ' Check from row 3 downward (skip protected rows 1-2) until we find an empty Action column (column J)
    lastRow = 2  ' Start from row 3 (index 2)
    Do While sheet.getCellByPosition(9, lastRow).getString() &lt;&gt; "" Or sheet.getCellByPosition(1,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J)
    ' Start from index 2 (row 3) to skip protected rows 1-2
    For i = 2 To lastRow
        action = sheet.getCellByPosition(9, i).getString() ' Column J (Action)
        Select Case action
            Case "DELETE_DUPLICATE"
                keepOrig = keepOrig + 1
            Case "DELETE_ORIGINAL"  
                keepDup = keepDup + 1
            Case "DELETE_BOTH"
                deleteBoth = deleteBoth + 1
            Case "REVIEW_NEEDED"
                needReview = needReview + 1
            Case ""
                unprocessed = unprocessed + 1
        End Select
    Next i
    
    ' Calculate completion percentage
    Dim processedRows As Long
    Dim completionPercent As Long
    processedRows = keepOrig + keepDup + deleteBoth + needReview
    If totalDataRows &gt; 0 Then
        completionPercent = Int((processedRows / totalDataRows) * 100)
    Else
        completionPercent = 0
    End If
    
    ' Display comprehensive statistics
    MsgBox("CZKAWKA DUPLICATE ANALYSIS STATISTICS" &amp; Chr(10) &amp; _
           "===========================================" &amp; Chr(10) &amp; Chr(10) &amp; _
           "DECISIONS MADE:" &amp; Chr(10) &amp; _
           "Keep Original (delete duplicate): " &amp; keepOrig &amp; Chr(10) &amp; _
           "Keep Duplicate (delete original): " &amp; keepDup &amp; Chr(10) &amp; _
           "Delete Both Files: " &amp; deleteBoth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amp; Chr(10) &amp; Chr(10) &amp; _
           "Note: Protected rows 1-2 are excluded from statistics.", 64, "Duplicate Analysis Progress")
End Sub

Sub FilterByAction()
    ' Applies AutoFilter to the Action column (I) for easy filtering of decisions
    ' Enables quick viewing of specific decision types (e.g., only files to delete)
    ' PROTECTED: Filter includes headers from row 2 for proper column labeling
    
    Dim sheet As Object
    Dim dataRange As Object
    Dim lastRow As Long
    
    sheet = ThisComponent.getCurrentController().getActiveSheet()
    
    ' Find last row with data - SIMPLIFIED METHOD
    ' Check from row 3 downward until we find an empty Action column
    lastRow = 2
    Do While sheet.getCellByPosition(8, lastRow).getString() &lt;&gt; "" Or sheet.getCellByPosition(0, lastRow).getString() &lt;&gt; ""
        lastRow = lastRow + 1
        If lastRow &gt; 10000 Then Exit Do ' Safety limit
    Loop
    lastRow = lastRow - 1 ' Go back to last non-empty row
    
    If lastRow &lt; 2 Then lastRow = 2 ' Ensure we have at least headers + one data row
    
    ' Get the data range starting from row 2 (headers) for proper AutoFilter setup
    dataRange = sheet.getCellRangeByPosition(0, 1, 8, lastRow)  ' Row 2 (index 1) to lastRow
    
    ' Try to apply AutoFilter
    On Error GoTo FilterError
    dataRange.AutoFilter = True
    
    MsgBox("AutoFilter applied to data range (rows 2-" &amp; (lastRow + 1) &amp; ")." &amp; Chr(10) &amp; Chr(10) &amp; _
           "Click dropdown arrows in header row (row 2) to filter by:" &amp; Chr(10) &amp; _
           "- Action types (DELETE_DUPLICATE, DELETE_ORIGINAL, etc.)" &amp; Chr(10) &amp; _
           "- File sizes, folder paths, or any other column" &amp; Chr(10) &amp; Chr(10) &amp; _
           "Use this to review your cleanup plan before execution." &amp; Chr(10) &amp; Chr(10) &amp; _
           "Note: Row 1 (subtotals) and Row 2 (headers) are protected.", 64, "Czkawka Tools - Filter Applied")
    Exit Sub
    
FilterError:
    ' If AutoFilter fails, just optimize column widths
    dataRange.getColumns().setPropertyValue("OptimalWidth", True)
    MsgBox("Applied optimal column widths to data range." &amp; Chr(10) &amp; Chr(10) &amp; _
           "AutoFilter may need to be applied manually via:" &amp; Chr(10) &amp; _
           "Data → AutoFilter menu option", 48, "Czkawka Tools - Partial Success")
End Sub

Sub ToggleFilterByActiveCell()
    Dim oSheet As Object
    Dim oRange As Object
    Dim oActiveCell As Object
    Dim sFilterValue As String
    Dim nColumn As Integer
    Dim oFilterDesc As Object
    Dim oCellA1 As Object
    
    ' Get the active sheet and cell
    oSheet = ThisComponent.getCurrentController().getActiveSheet()
    oRange = oSheet.getCellRangeByName("data")
    oActiveCell = ThisComponent.getCurrentController().getSelection()
    oCellA1 = oSheet.getCellByPosition(0, 0)  ' A1 cell
    
    ' Check if a single cell is selected
    If oActiveCell.getImplementationName() &lt;&gt; "ScCellObj" Then
        Exit Sub
    End If
    
    ' Get the column number and filter value
    nColumn = oActiveCell.getCellAddress().Column
    sFilterValue = oActiveCell.getString()
    
    ' Check if the active cell is in the filter range and has content
    If nColumn &lt; 1 Or nColumn &gt; 10 Or sFilterValue = "" Then
        Exit Sub
    End If
    
    ' Check A1 for filter state (any non-empty value means filter is active)
    If oCellA1.getString() &lt;&gt; "" Then
        ' Filter is active, clear it
        oFilterDesc = oRange.createFilterDescriptor(True)
        oFilterDesc.setPropertyValue("ContainsHeader", True)
        oFilterDesc.setFilterFields(Array())
        oRange.filter(oFilterDesc)
        
        ' Clear the filter state indicator in A1
        oCellA1.setString("")
    Else
        ' No filter active, apply new filter
        oFilterDesc = oRange.createFilterDescriptor(True)
        oFilterDesc.setPropertyValue("ContainsHeader", True)
        oFilterDesc.setPropertyValue("UseRegularExpressions", True)
        
        Dim oFilterFields(0) As New com.sun.star.sheet.TableFilterField
        oFilterFields(0).Field = nColumn - 1
        oFilterFields(0).IsNumeric = False
        oFilterFields(0).StringValue = ".*" &amp; sFilterValue &amp; ".*"
        oFilterFields(0).Operator = com.sun.star.sheet.FilterOperator.EQUAL
        
        oFilterDesc.setFilterFields(oFilterFields())
        oRange.filter(oFilterDesc)
        
        ' Mark filter as active in A1 (store what we filtered for)
        oCellA1.setString("FILTERED: " &amp; sFilterValue)
    End If
End Sub

Sub ClearFilterState()
    ' Helper function to manually clear filter and state
    Dim oSheet As Object
    Dim oRange As Object
    Dim oFilterDesc As Object
    Dim oCellA1 As Object
    
    oSheet = ThisComponent.getCurrentController().getActiveSheet()
    oRange = oSheet.getCellRangeByName("data")
    oCellA1 = oSheet.getCellByPosition(0, 0)
    
    ' Clear filter
    oFilterDesc = oRange.createFilterDescriptor(True)
    oFilterDesc.setPropertyValue("ContainsHeader", True)
    oFilterDesc.setFilterFields(Array())
    oRange.filter(oFilterDesc)
    
    ' Clear state
    oCellA1.setString("")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END OF CZKAWKA DUPLICATE ANALYSIS MACRO MODULE
' ============================================================================
'
' KEYBOARD SHORTCUT RECOMMENDATIONS:
' F3 		:	 OpenInFileManagerFromActiveCell (main function)
' ctrl+3 	:	 MarkKeepOriginal (keep left/original file)
' ctrl+4 	:	 MarkKeepDuplicate (keep right/duplicate file)
' ctrl+6 	:	 MarkNeedsReview (mark for later review)
' ctrl+7 	:	 ShowStatistics (view progress and statistics)
' ctrl+8 	:	 ClearDecisions (reset selected rows)
' ctrl+9 	:	 FilterByAction (apply filters for analysis)
'
' PROTECTED ROWS STRUCTURE:
' - Row 1: Reserved for subtotals and summary calculations (PROTECTED)
' - Row 2: Reserved for column headers (PROTECTED)
' - Row 3+: Data rows where all operations are performed
' - All decision marking functions check for protected rows and show warning if attempted
' - File manager integration warns when clicked on protected rows
' - Statistics and filtering functions properly handle protected rows
' - ClearDecisions skips protected rows even if selected in range
'
' USAGE WORKFLOW:
' 1. Row 1: Add subtotal formulas (e.g., =SUM(E3:E1000) for total duplicate size)
' 2. Row 2: Column headers (OrigPath, OrigFile, DupPath, DupFile, Size, Hash, Keep_Original, Keep_Duplicate, Action)
' 3. Row 3+: Import CSV data from czkawka_to_table.sh into columns A-F
' 4. Sort by file size (column E) to prioritize large duplicates
' 5. For each data row: F3 (view files) → ctrl+3/ctrl+4 (make decision) → auto-advance
' 6. Use ctrl+7 to check progress, ctrl+9 to filter and review decisions
' 7. Export filtered decisions for automated cleanup processing
'
' PROTECTED ROWS BENEFITS:
' - Row 1 subtotals provide immediate feedback on potential space savings
' - Row 2 headers remain visible during sorting and filtering operations
' - Protected structure prevents accidental data corruption
' - Consistent workflow starting from row 3 eliminates confusion
'
' For complete documentation, see duplicates_help.txt and README.md
' ============================================================================
</script:module>
</file>

<file path=Basic/Standard/bu3_20250812.xml><?xml version="1.0" encoding="utf-8"?>
<!DOCTYPE module  PUBLIC '-//OpenOffice.org//DTD OfficeDocument 1.0//EN'  'module.dtd'>
<script:module xmlns:script="http://openoffice.org/2000/script" script:name="bu3_20250812" script:language="StarBasic" script:moduleType="normal">' ============================================================================
' CZKAWKA DUPLICATE FILE ANALYSIS - LIBREOFFICE CALC MACRO MODULE
' ============================================================================
' 
' DESCRIPTION:
' This module provides file manager integration and decision marking for 
' Czkawka duplicate analysis CSV data. Designed for 6+3 column structure:
' B=OrigPath, C=OrigFile, D=DupPath, E=DupFile, F=Size, G=Hash
' H=Keep_Original, I=Keep_Duplicate, J=Action
'
' FEATURES:
' - Dual-pane file manager integration (Krusader, Nemo)
' - Quick decision marking with color coding
' - Automatic cursor advancement for efficient workflow
' - Decision statistics and clearing functions
' - Support for external launch_krusader.sh script
' - Protected rows: Row 1 (subtotals) and Row 2 (headers) are protected
'
' SETUP:
' 1. Enable macros: Tools → Options → Security → Macro Security (Medium)
' 2. Assign keyboard shortcuts: Tools → Customize → Keyboard
'    F3: OpenInFileManagerFromActiveCell
'    ctrl+3: MarkKeepOriginal, ctrl+4: MarkKeepDuplicate, ctrl+6: MarkNeedsReview
' 3. Install file managers: sudo apt install nemo krusader
'
' Author: Enhanced for Czkawka project
' Date: August 2025
' ============================================================================

' MAIN FILE MANAGER INTEGRATION
' ============================================================================

Sub OpenInFileManagerFromActiveCell()
    ' Opens both original and duplicate file locations in file manager
    ' Supports Krusader (dual-pane), Nemo (tabs), and fallback options
    ' PROTECTED: Rows 1 (subtotals) and 2 (headers) are protected from file operations
    
    Dim currentRow As Long
    Dim currentCol As Long
    Dim leftPath As String, leftFile As String
    Dim rightPath As String, rightFile As String
    Dim sheet As Object
    
    ' Get the active sheet and cell position
    sheet = ThisComponent.getCurrentController().getActiveSheet()
    currentRow = ThisComponent.getCurrentController().getSelection().getRangeAddress().StartRow + 1
    currentCol = ThisComponent.getCurrentController().getSelection().getRangeAddress().StartColumn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Exit Sub
    End If
    
    ' Get all four values from the current row (B=OrigPath, C=OrigFile, D=DupPath, E=DupFile)
    leftPath = sheet.getCellByPosition(1, currentRow - 1).getString()   ' Column B
    leftFile = sheet.getCellByPosition(2, currentRow - 1).getString()   ' Column C  
    rightPath = sheet.getCellByPosition(3, currentRow - 1).getString()  ' Column D
    rightFile = sheet.getCellByPosition(4, currentRow - 1).getString()  ' Column E
    
    ' Validate that we have complete data for both files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Exit Sub
    End If
    
    ' Try file managers in order of preference for best user experience
    
    ' 1st choice: Nemo with tab support (good file selection capabilities)
    If LaunchNemoDevPanes(leftPath, rightPath, leftFile, rightFile) Then
        Exit Sub
    End If
    
    ' 2nd choice: Krusader with dual-pane view (excellent for comparisons)
    If LaunchKrusader(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Launches Krusader file manager with dual-pane view
    ' Uses external launch_krusader.sh script if available, falls back to direct command
    
    On Error GoTo KrusaderError
    Dim command As String

    ' Try to use the external launch script first (keeps paths organized)
    ' Update path to match your installation: /home/banos/opt/czkawka-cli/production/scripts/launch_krusader.sh
    command = "/home/banos/opt/czkawka-cli/production/scripts/launch_krusader.sh " &amp; leftPath &amp; " " &amp; rightPath
    
    ' Launch Krusader via script - this provides dual-pane with proper path setup
    Shell(command, 1)

    '** 'To revive the following code block remove only the outer comments '** 
    '** ' Wait a moment for Krusader to load, then show guidance message
    '** Wait(2000)  ' Wait 2 seconds
    '** 
    '** ' Note: Krusader doesn't have direct file selection via command line
    '** ' User will need to manually navigate to the files
    '** MsgBox("Krusader opened with:" &amp; Chr(10) &amp; _
    '**        "Left: " &amp; leftPath &amp; Chr(10) &amp; _
    '**        "Right: " &amp; rightPath &amp; Chr(10) &amp; Chr(10) &amp; _
    '**        "Navigate to:" &amp; Chr(10) &amp; _
    '**        "Left: " &amp; leftFile &amp; Chr(10) &amp; _
    '**        "Right: " &amp; rightFile, 64, "Files Opened in Krusader")
  
    LaunchKrusader = True
    Exit Function

KrusaderError:
    ' If external script fails, try direct Krusader command
    On Error GoTo KrusaderDirectError
    command = "krusader --left=""" &amp; leftPath &amp; """ --right=""" &amp; rightPath &amp; """"
    Shell(command, 1)
    LaunchKrusader = True
    Exit Function
    
KrusaderDirectError:
    ' Krusader not available or command failed
    LaunchKrusader = False
End Function

' ============================================================================
Function LaunchNemoDevPanes(leftPath As String, rightPath As String, leftFile As String, rightFile As String) As Boolean
    ' Launches Nemo file manager with both locations in separate tabs
    ' Attempts to open specific files directly for easier identification
    
    On Error GoTo NemoError
    Dim command As String
    
    ' Launch Nemo with both file paths - this opens tabs and selects the files
    command = "nemo -t """ &amp; leftPath &amp; "/" &amp; leftFile &amp; """ """ &amp; rightPath &amp; "/" &amp; rightFile &amp; """"
    Shell(command, 1)
    
    '** 'To revive the following code block remove only the outer comments '** 
    '** MsgBox("Nemo opened with both locations:" &amp; Chr(10) &amp; _
    '**        "Left location: " &amp; leftPath &amp; Chr(10) &amp; _
    '**        "Right location: " &amp; rightPath &amp; Chr(10) &amp; Chr(10) &amp; _
    '**        "Look for:" &amp; Chr(10) &amp; _
    '**        "Left file: " &amp; leftFile &amp; Chr(10) &amp; _
    '**        "Right file: " &amp; rightFile, 64, "Files Opened in Nemo")
    
    LaunchNemoDevPanes = True
    Exit Function
    
NemoError:
    ' Nemo not available or command failed
    LaunchNemoDevPanes = False
End Function

' ============================================================================
Sub LaunchSeparateWindows(leftPath As String, rightPath As String, leftFile As String, rightFile As String)
    ' Final fallback: opens both file locations in separate file manager windows
    ' Uses system default file manager via xdg-open for maximum compatibility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system default file manager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B&amp;C) and delete duplicate (columns D&amp;E)
    ' Updates columns H=YES, I=NO, J=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NO")               ' Column I: Don't keep duplicate
    sheet.getCellByPosition(9, currentRow).setString("DELETE_DUPLICATE") ' Column J: Action to take
    
    ' Apply visual color coding for immediate feedback - FIXED METHOD
    cellG = sheet.getCellByPosition(7, currentRow)
    cellH = sheet.getCellByPosition(8, currentRow)
    
    cellG.setPropertyValue("CellBackColor", RGB(144, 238, 144)) ' Light green (keep)
    cellH.setPropertyValue("CellBackColor", RGB(255, 182, 193)) ' Light red (delete)
    
    ' Move to next row for efficient workflow
    MoveToNextRow()
End Sub

' ============================================================================
Sub MarkKeepDuplicate()
    ' Marks decision to keep the duplicate file (columns D&amp;E) and delete original (columns B&amp;C)
    ' Updates columns H=NO, I=YES, J=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7, currentRow).setString("NO")               ' Column H: Don't keep original
    sheet.getCellByPosition(8, currentRow).setString("YES")              ' Column I: Keep duplicate
    sheet.getCellByPosition(9, currentRow).setString("DELETE_ORIGINAL")  ' Column J: Action to take
    
    ' Apply visual color coding - FIXED METHOD
    cellG = sheet.getCellByPosition(7, currentRow)
    cellH = sheet.getCellByPosition(8, currentRow)
    
    cellG.setPropertyValue("CellBackColor", RGB(255, 182, 193)) ' Light red (delete)
    cellH.setPropertyValue("CellBackColor", RGB(144, 238, 144)) ' Light green (keep)
    
    ' Move to next row for efficient workflow
    MoveToNextRow()
End Sub

' ============================================================================
Sub MarkDeleteBoth()
    ' Marks decision to delete both the original and duplicate files
    ' Updates columns H=NO, I=NO, J=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7, currentRow).setString("NO")           ' Column H: Don't keep original
    sheet.getCellByPosition(8, currentRow).setString("NO")           ' Column I: Don't keep duplicate
    sheet.getCellByPosition(9, currentRow).setString("DELETE_BOTH")  ' Column J: Delete both files
    
    ' Apply red color coding to both columns (warning: both will be deleted) - FIXED METHOD
    cellG = sheet.getCellByPosition(7, currentRow)
    cellH = sheet.getCellByPosition(8, currentRow)
    
    cellG.setPropertyValue("CellBackColor", RGB(255, 182, 193)) ' Light red
    cellH.setPropertyValue("CellBackColor", RGB(255, 182, 193)) ' Light red
    
    ' Move to next row for efficient workflow
    MoveToNextRow()
End Sub

' ============================================================================
Sub MarkNeedsReview()
    ' Marks files that need additional review before making a decision
    ' Updates columns H=REVIEW, I=REVIEW, J=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7, currentRow).setString("REVIEW")        ' Column H: Needs review
    sheet.getCellByPosition(8, currentRow).setString("REVIEW")        ' Column I: Needs review
    sheet.getCellByPosition(9, currentRow).setString("REVIEW_NEEDED") ' Column J: Action needed
    
    ' Apply yellow color coding to indicate "needs attention" - FIXED METHOD
    cellG = sheet.getCellByPosition(7, currentRow)
    cellH = sheet.getCellByPosition(8, currentRow)
    
    cellG.setPropertyValue("CellBackColor", RGB(255, 255, 180)) ' Light yellow
    cellH.setPropertyValue("CellBackColor", RGB(255, 255, 180)) ' Light yellow
    
    ' Move to next row for efficient workflow
    MoveToNextRow()
End Sub

' SOFT LINK FUNCTIONS
' ============================================================================

Sub MarkSoftLinkOriginal()
    ' Marks decision to keep the original file and soft link the duplicate to it
    ' Updates columns H=YES, I=LINK, J=SOFT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Soft link duplicate
    sheet.getCellByPosition(9, currentRow).setString("SOFT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3, 216, 230)) ' Light blue (link)
    
    ' Move to next row for efficient workflow
    MoveToNextRow()
End Sub

' ============================================================================
Sub MarkSoftLinkDuplicate()
    ' Marks decision to keep the duplicate file and soft link the original to it
    ' Updates columns H=LINK, I=YES, J=SOFT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SoftLinkOriginal
    sheet.getCellByPosition(7, currentRow).setString("LINK")             ' Column H: Soft link original
    sheet.getCellByPosition(8, currentRow).setString("YES")              ' Column I: Keep duplicate
    sheet.getCellByPosition(9, currentRow).setString("SOFTLINK_ORIGINAL") ' Column J: Action to take
    
    ' Apply visual color coding
    cellG = sheet.getCellByPosition(7, currentRow)
    cellH = sheet.getCellByPosition(8, currentRow)
    
    cellG.setPropertyValue("CellBackColor", RGB(173, 216, 230)) ' Light blue (link)
    cellH.setPropertyValue("CellBackColor", RGB(144, 238, 144)) ' Light green (keep)
    
    ' Move to next row for efficient workflow
    MoveToNextRow()
End Sub

' HARD LINK FUNCTIONS
' ============================================================================

Sub MarkHardLinkOriginal()
    ' Marks decision to keep the original file and hard link the duplicate to it
    ' Updates columns H=YES, I=LINK, J=HARD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Hard link duplicate
    sheet.getCellByPosition(9, currentRow).setString("HARD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6, 224, 230)) ' Light teal (hard link)
    
    ' Move to next row for efficient workflow
    MoveToNextRow()
End Sub

' ============================================================================
Sub MarkHardLinkDuplicate()
    ' Marks decision to keep the duplicate file and hard link the original to it
    ' Updates columns H=LINK, I=YES, J=HARD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HardLinkOriginal
    sheet.getCellByPosition(7, currentRow).setString("LINK")             ' Column H: Hard link original
    sheet.getCellByPosition(8, currentRow).setString("YES")              ' Column I: Keep duplicate
    sheet.getCellByPosition(9, currentRow).setString("HARDLINK_ORIGINAL") ' Column J: Action to take
    
    ' Apply visual color coding
    cellG = sheet.getCellByPosition(7, currentRow)
    cellH = sheet.getCellByPosition(8, currentRow)
    
    cellG.setPropertyValue("CellBackColor", RGB(176, 224, 230)) ' Light teal (hard link)
    cellH.setPropertyValue("CellBackColor", RGB(144, 238, 144)) ' Light green (keep)
    
    ' Move to next row for efficient workflow
    MoveToNextRow()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data column (B) of next row for consistent positioning
    oController.select(oSheet.getCellByPosition(1, targetRow))
End Sub

' ============================================================================
Sub ClearDecisions()
    ' Clears all decision markings (columns H, I, J)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H, I, J
            sheet.getCellByPosition(7, i).setString("")  ' Clear Keep_Original
            sheet.getCellByPosition(8, i).setString("")  ' Clear Keep_Duplicate
            sheet.getCellByPosition(9, i).setString("")  ' Clear Action
            
            ' Reset background colors to default (no color) - FIXED METHOD
            cellG = sheet.getCellByPosition(7, i)
            cellH = sheet.getCellByPosition(8,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 ============================================================================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i As Long
    Dim action As String
    Dim totalDataRows As Long
    
    sheet = ThisComponent.getCurrentController().getActiveSheet()
    
    ' Find the last row with data - SIMPLIFIED METHOD
    ' Check from row 3 downward (skip protected rows 1-2) until we find an empty Action column (column J)
    lastRow = 2  ' Start from row 3 (index 2)
    Do While sheet.getCellByPosition(9, lastRow).getString() &lt;&gt; "" Or sheet.getCellByPosition(1,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J)
    ' Start from index 2 (row 3) to skip protected rows 1-2
    For i = 2 To lastRow
        action = sheet.getCellByPosition(9, i).getString() ' Column J (Action)
        Select Case action
            Case "DELETE_DUPLICATE"
                keepOrig = keepOrig + 1
            Case "DELETE_ORIGINAL"  
                keepDup = keepDup + 1
            Case "DELETE_BOTH"
                deleteBoth = deleteBoth + 1
            Case "REVIEW_NEEDED"
                needReview = needReview + 1
            Case ""
                unprocessed = unprocessed + 1
        End Select
    Next i
    
    ' Calculate completion percentage
    Dim processedRows As Long
    Dim completionPercent As Long
    processedRows = keepOrig + keepDup + deleteBoth + needReview
    If totalDataRows &gt; 0 Then
        completionPercent = Int((processedRows / totalDataRows) * 100)
    Else
        completionPercent = 0
    End If
    
    ' Display comprehensive statistics
    MsgBox("CZKAWKA DUPLICATE ANALYSIS STATISTICS" &amp; Chr(10) &amp; _
           "===========================================" &amp; Chr(10) &amp; Chr(10) &amp; _
           "DECISIONS MADE:" &amp; Chr(10) &amp; _
           "Keep Original (delete duplicate): " &amp; keepOrig &amp; Chr(10) &amp; _
           "Keep Duplicate (delete original): " &amp; keepDup &amp; Chr(10) &amp; _
           "Delete Both Files: " &amp; deleteBoth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amp; Chr(10) &amp; Chr(10) &amp; _
           "Note: Protected rows 1-2 are excluded from statistics.", 64, "Duplicate Analysis Progress")
End Sub

' ============================================================================
Sub FilterByAction()
    ' Applies AutoFilter to the Action column (I) for easy filtering of decisions
    ' Enables quick viewing of specific decision types (e.g., only files to delete)
    ' PROTECTED: Filter includes headers from row 2 for proper column labeling
    
    Dim sheet As Object
    Dim dataRange As Object
    Dim lastRow As Long
    
    sheet = ThisComponent.getCurrentController().getActiveSheet()
    
    ' Find last row with data - SIMPLIFIED METHOD
    ' Check from row 3 downward until we find an empty Action column
    lastRow = 2
    Do While sheet.getCellByPosition(8, lastRow).getString() &lt;&gt; "" Or sheet.getCellByPosition(0, lastRow).getString() &lt;&gt; ""
        lastRow = lastRow + 1
        If lastRow &gt; 10000 Then Exit Do ' Safety limit
    Loop
    lastRow = lastRow - 1 ' Go back to last non-empty row
    
    If lastRow &lt; 2 Then lastRow = 2 ' Ensure we have at least headers + one data row
    
    ' Get the data range starting from row 2 (headers) for proper AutoFilter setup
    dataRange = sheet.getCellRangeByPosition(0, 1, 8, lastRow)  ' Row 2 (index 1) to lastRow
    
    ' Try to apply AutoFilter
    On Error GoTo FilterError
    dataRange.AutoFilter = True
    
    MsgBox("AutoFilter applied to data range (rows 2-" &amp; (lastRow + 1) &amp; ")." &amp; Chr(10) &amp; Chr(10) &amp; _
           "Click dropdown arrows in header row (row 2) to filter by:" &amp; Chr(10) &amp; _
           "- Action types (DELETE_DUPLICATE, DELETE_ORIGINAL, etc.)" &amp; Chr(10) &amp; _
           "- File sizes, folder paths, or any other column" &amp; Chr(10) &amp; Chr(10) &amp; _
           "Use this to review your cleanup plan before execution." &amp; Chr(10) &amp; Chr(10) &amp; _
           "Note: Row 1 (subtotals) and Row 2 (headers) are protected.", 64, "Czkawka Tools - Filter Applied")
    Exit Sub
    
FilterError:
    ' If AutoFilter fails, just optimize column widths
    dataRange.getColumns().setPropertyValue("OptimalWidth", True)
    MsgBox("Applied optimal column widths to data range." &amp; Chr(10) &amp; Chr(10) &amp; _
           "AutoFilter may need to be applied manually via:" &amp; Chr(10) &amp; _
           "Data → AutoFilter menu option", 48, "Czkawka Tools - Partial Success")
End Sub

' ============================================================================
Sub ToggleFilterByActiveCell()
    Dim oSheet As Object
    Dim oRange As Object
    Dim oActiveCell As Object
    Dim sFilterValue As String
    Dim nColumn As Integer
    Dim oFilterDesc As Object
    Dim oCellA1 As Object
    
    ' Get the active sheet and cell
    oSheet = ThisComponent.getCurrentController().getActiveSheet()
    oRange = oSheet.getCellRangeByName("data")
    oActiveCell = ThisComponent.getCurrentController().getSelection()
    oCellA1 = oSheet.getCellByPosition(0, 0)  ' A1 cell
    
    ' Check if a single cell is selected
    If oActiveCell.getImplementationName() &lt;&gt; "ScCellObj" Then
        Exit Sub
    End If
    
    ' Get the column number and filter value
    nColumn = oActiveCell.getCellAddress().Column
    sFilterValue = oActiveCell.getString()
    
    ' Check if the active cell is in the filter range and has content
    If nColumn &lt; 1 Or nColumn &gt; 10 Or sFilterValue = "" Then
        Exit Sub
    End If
    
    ' Check A1 for filter state (any non-empty value means filter is active)
    If oCellA1.getString() &lt;&gt; "" Then
        ' Filter is active, clear it
        oFilterDesc = oRange.createFilterDescriptor(True)
        oFilterDesc.setPropertyValue("ContainsHeader", True)
        oFilterDesc.setFilterFields(Array())
        oRange.filter(oFilterDesc)
        
        ' Clear the filter state indicator in A1
        oCellA1.setString("")
    Else
        ' No filter active, apply new filter
        oFilterDesc = oRange.createFilterDescriptor(True)
        oFilterDesc.setPropertyValue("ContainsHeader", True)
        oFilterDesc.setPropertyValue("UseRegularExpressions", True)
        
        Dim oFilterFields(0) As New com.sun.star.sheet.TableFilterField
        oFilterFields(0).Field = nColumn - 1
        oFilterFields(0).IsNumeric = False
        oFilterFields(0).StringValue = ".*" &amp; sFilterValue &amp; ".*"
        oFilterFields(0).Operator = com.sun.star.sheet.FilterOperator.EQUAL
        
        oFilterDesc.setFilterFields(oFilterFields())
        oRange.filter(oFilterDesc)
        
        ' Mark filter as active in A1 (store what we filtered for)
        oCellA1.setString("FILTERED: " &amp; sFilterValue)
    End If
End Sub

' ============================================================================
Sub ClearFilterState()
    ' Helper function to manually clear filter and state
    Dim oSheet As Object
    Dim oRange As Object
    Dim oFilterDesc As Object
    Dim oCellA1 As Object
    
    oSheet = ThisComponent.getCurrentController().getActiveSheet()
    oRange = oSheet.getCellRangeByName("data")
    oCellA1 = oSheet.getCellByPosition(0, 0)
    
    ' Clear filter
    oFilterDesc = oRange.createFilterDescriptor(True)
    oFilterDesc.setPropertyValue("ContainsHeader", True)
    oFilterDesc.setFilterFields(Array())
    oRange.filter(oFilterDesc)
    
    ' Clear state
    oCellA1.setString("")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END OF CZKAWKA DUPLICATE ANALYSIS MACRO MODULE
' ============================================================================
'
' KEYBOARD SHORTCUT RECOMMENDATIONS:
' F3 		:	 OpenInFileManagerFromActiveCell (main function)
' ctrl+3 	:	 MarkKeepOriginal (keep left/original file)
' ctrl+4 	:	 MarkKeepDuplicate (keep right/duplicate file)
' ctrl+6 	:	 MarkNeedsReview (mark for later review)
' ctrl+7 	:	 ShowStatistics (view progress and statistics)
' ctrl+8 	:	 ClearDecisions (reset selected rows)
' ctrl+9 	:	 FilterByAction (apply filters for analysis)
'
' PROTECTED ROWS STRUCTURE:
' - Row 1: Reserved for subtotals and summary calculations (PROTECTED)
' - Row 2: Reserved for column headers (PROTECTED)
' - Row 3+: Data rows where all operations are performed
' - All decision marking functions check for protected rows and show warning if attempted
' - File manager integration warns when clicked on protected rows
' - Statistics and filtering functions properly handle protected rows
' - ClearDecisions skips protected rows even if selected in range
'
' USAGE WORKFLOW:
' 1. Row 1: Add subtotal formulas (e.g., =SUM(E3:E1000) for total duplicate size)
' 2. Row 2: Column headers (OrigPath, OrigFile, DupPath, DupFile, Size, Hash, Keep_Original, Keep_Duplicate, Action)
' 3. Row 3+: Import CSV data from czkawka_to_table.sh into columns A-F
' 4. Sort by file size (column E) to prioritize large duplicates
' 5. For each data row: F3 (view files) → ctrl+3/ctrl+4 (make decision) → auto-advance
' 6. Use ctrl+7 to check progress, ctrl+9 to filter and review decisions
' 7. Export filtered decisions for automated cleanup processing
'
' PROTECTED ROWS BENEFITS:
' - Row 1 subtotals provide immediate feedback on potential space savings
' - Row 2 headers remain visible during sorting and filtering operations
' - Protected structure prevents accidental data corruption
' - Consistent workflow starting from row 3 eliminates confusion
'
' For complete documentation, see duplicates_help.txt and README.md
' ============================================================================
</script:module>
</file>

<file path=Basic/Standard/bu4_20250814.xml><?xml version="1.0" encoding="utf-8"?>
<!DOCTYPE module  PUBLIC '-//OpenOffice.org//DTD OfficeDocument 1.0//EN'  'module.dtd'>
<script:module xmlns:script="http://openoffice.org/2000/script" script:name="bu4_20250814" script:language="StarBasic" script:moduleType="normal">' ============================================================================
' CZKAWKA DUPLICATE FILE ANALYSIS - LIBREOFFICE CALC MACRO MODULE
' ============================================================================
' 
' DESCRIPTION:
' This module provides file manager integration and decision marking for 
' Czkawka duplicate analysis CSV data. Designed for 6+3 column structure:
' B=OrigPath, C=OrigFile, D=DupPath, E=DupFile, F=Size, G=Hash
' H=Keep_Original, I=Keep_Duplicate, J=Action
'
' FEATURES:
' - Dual-pane file manager integration (Krusader, Nemo)
' - Enhanced Krusader integration with external script support
' - Smart fallback system - if preferred manager fails, tries alternatives
' - Quick decision marking with color coding
' - Automatic cursor advancement for efficient workflow
' - Decision statistics and clearing functions
' - Support for external launch_krusader.sh script
' - Protected rows: Row 1 (subtotals) and Row 2 (headers) are protected
' - Centralized validation and data extraction
'
' SETUP:
' 1. Enable macros: Tools → Options → Security → Macro Security (Medium)
' 2. Assign keyboard shortcuts: Tools → Customize → Keyboard
'    F3: OpenInNemoFromActiveCell (Nemo preference with Krusader fallback)
'    Alt+F3: OpenInKrusaderFromActiveCell (Krusader preference with Nemo fallback)
'    Ctrl+3: MarkKeepOriginal, Ctrl+4: MarkKeepDuplicate, Ctrl+6: MarkNeedsReview
'    Alt+3: MarkSoftLinkOriginal, Alt+4: MarkSoftLinkDuplicate
'    Ctrl+Alt+3: MarkHardLinkOriginal, Ctrl+Alt+4: MarkHardLinkDuplicate
'    Ctrl+8: ClearDecisions, Ctrl+9: ToggleFilterByActiveCell, Ctrl+0: ClearFilterState
'    Ctrl+7: ShowStatistics
' 3. Install file managers: sudo apt install nemo krusader
' 4. Optional: Configure external Krusader script path in LaunchKrusader function
'
' PROTECTED ROWS STRUCTURE:
' - Row 1: Reserved for subtotals and summary calculations (PROTECTED)
' - Row 2: Reserved for column headers (PROTECTED)  
' - Row 3+: Data rows where all operations are performed
' - All functions automatically check for protected rows and show warnings
' - Statistics and filtering functions properly handle protected rows
' - ClearDecisions skips protected rows even if selected in range
'
' USAGE WORKFLOW:
' 1. Row 1: Add subtotal formulas (e.g., =SUM(F3:F1000) for total duplicate size)
' 2. Row 2: Column headers (OrigPath, OrigFile, DupPath, DupFile, Size, Hash, Keep_Original, Keep_Duplicate, Action)
' 3. Row 3+: Import CSV data from czkawka into columns B-G
' 4. Sort by file size (column F) to prioritize large duplicates
' 5. For each row: F3 (Nemo) or Alt+F3 (Krusader) to open both file locations
' 6. Make decision: Ctrl+3 (keep original), Ctrl+4 (keep duplicate), Ctrl+6 (review later)
' 7. Advanced: Alt+3/Alt+4 (soft links), Ctrl+Alt+3/Ctrl+Alt+4 (hard links)
' 8. Use Ctrl+7 to check progress, Ctrl+9 to filter by active cell content
' 9. Export filtered decisions for automated cleanup processing
'
' Author: banos - with AI support from claude.ai and deepSeek
' Date: August 2025
' ============================================================================

' VALIDATION AND DATA EXTRACTION FUNCTION
' ============================================================================

Function ValidateAndGetFileData() As Variant
    ' Validates current cell position and extracts file data for file manager operations
    ' Returns: Array with file data [leftPath, leftFile, rightPath, rightFile] or Empty on failure
    ' PROTECTED: Rows 1 (subtotals) and 2 (headers) are protected from file operations
    ' 
    ' This centralized function eliminates code duplication and ensures consistent
    ' validation across all file manager integration functions
    
    Dim currentRow As Long
    Dim leftPath As String, leftFile As String
    Dim rightPath As String, rightFile As String
    Dim sheet As Object
    Dim fileData(3) As String
    
    ' Get the active sheet and cell position
    sheet = ThisComponent.getCurrentController().getActiveSheet()
    currentRow = ThisComponent.getCurrentController().getSelection().getRangeAddress().StartRow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ValidateAndGetFileData = Empty
        Exit Function
    End If
    
    ' Get all four values from the current row (B=OrigPath, C=OrigFile, D=DupPath, E=DupFile)
    leftPath = sheet.getCellByPosition(1, currentRow - 1).getString()   ' Column B
    leftFile = sheet.getCellByPosition(2, currentRow - 1).getString()   ' Column C  
    rightPath = sheet.getCellByPosition(3, currentRow - 1).getString()  ' Column D
    rightFile = sheet.getCellByPosition(4, currentRow - 1).getString()  ' Column E
    
    ' Validate that we have complete data for both files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ValidateAndGetFileData = Empty
        Exit Function
    End If
    
    ' Return validated file data as array
    fileData(0) = leftPath
    fileData(1) = leftFile
    fileData(2) = rightPath
    fileData(3) = rightFile
    
    ValidateAndGetFileData = fileData
End Function

' MAIN FILE MANAGER INTEGRATION FUNCTIONS
' ============================================================================

Sub OpenInNemoFromActiveCell()
    ' Opens both original and duplicate file locations with Nemo preference
    ' Smart fallback order: 1st Nemo (tab support), 2nd Krusader (dual-pane), 3rd System default
    ' 
    ' KEYBOARD SHORTCUT: F3
    ' 
    ' Nemo is preferred for general file browsing with excellent tab support and file selection.
    ' If Nemo fails, automatically falls back to Krusader, then system default file manager.
    ' All validation and error handling is centralized through ValidateAndGetFileData().
    
    Dim fileData As Variant
    Dim leftPath As String, leftFile As String
    Dim rightPath As String, rightFile As String
    
    ' Validate and get file data using centralized function
    fileData = ValidateAndGetFileData()
    If IsEmpty(fileData) Then Exit Sub
    
    ' Extract file data from returned array
    leftPath = fileData(0)
    leftFile = fileData(1)
    rightPath = fileData(2)
    rightFile = fileData(3)
    
    ' Try file managers in Nemo-preferred order with smart fallback
    
    ' 1st choice: Nemo with tab support (preferred choice for this function)
    If LaunchNemo(leftPath, rightPath, leftFile, rightFile) Then
        Exit Sub
    End If
    
    ' 2nd choice: Krusader with dual-pane view (good fallback for comparisons)
    If LaunchKrusader(leftPath, rightPath, leftFile, rightFile) Then
        Exit Sub
    End If
    
    ' Final fallback: Open both locations in separate windows using system default
    LaunchSeparateWindows(leftPath, rightPath, leftFile, rightFile)
End Sub

' ============================================================================
Sub OpenInKrusaderFromActiveCell()
    ' Opens both original and duplicate file locations with Krusader preference
    ' Smart fallback order: 1st Krusader (dual-pane + script), 2nd Nemo (tabs), 3rd System default
    ' 
    ' KEYBOARD SHORTCUT: Alt+F3
    ' 
    ' Krusader is preferred for file comparisons with excellent dual-pane layout and
    ' enhanced script support for direct file selection. If Krusader fails, automatically 
    ' falls back to Nemo, then system default file manager.
    ' All validation and error handling is centralized through ValidateAndGetFileData().
    
    Dim fileData As Variant
    Dim leftPath As String, leftFile As String
    Dim rightPath As String, rightFile As String
    
    ' Validate and get file data using centralized function
    fileData = ValidateAndGetFileData()
    If IsEmpty(fileData) Then Exit Sub
    
    ' Extract file data from returned array
    leftPath = fileData(0)
    leftFile = fileData(1)
    rightPath = fileData(2)
    rightFile = fileData(3)
    
    ' Try file managers in Krusader-preferred order with smart fallback
    
    ' 1st choice: Krusader with enhanced script support (preferred choice for this function)
    If LaunchKrusader(leftPath, rightPath, leftFile, rightFile) Then
        Exit Sub
    End If
    
    ' 2nd choice: Nemo with tab support (good fallback for file browsing)
    If LaunchNemo(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Enhanced Krusader launcher with multiple fallback strategies and script support
    ' Attempts external script first for best file selection, then direct commands
    ' 
    ' Strategy 1: External script (best file selection and positioning)
    ' Strategy 2: Direct command with profile parameter
    ' Strategy 3: Basic direct command
    ' 
    ' Configure scriptPath variable below to match your installation
    
    On Error GoTo KrusaderError
    Dim command As String
    Dim scriptPath As String
    Dim useScript As Boolean
    
    ' Define the script path - CONFIGURE THIS TO MATCH YOUR INSTALLATION
    scriptPath = "~/opt/czkawka-cli/production/scripts/launch_krusader.sh"
    useScript = True
    
    ' Strategy 1: Try the external script first (best option for file selection)
    If useScript Then
        On Error GoTo TryDirectCommand
        command = scriptPath &amp; " """ &amp; leftPath &amp; """ """ &amp; rightPath &amp; """"
        Shell(command, 1)
        LaunchKrusader = True
        Exit Function
    End If
    
TryDirectCommand:
    ' Strategy 2: Direct Krusader command with enhanced parameters
    On Error GoTo TryBasicCommand
    
    ' Try with profile parameter for dual-pane mode
    command = "krusader --profile=panel --left=""" &amp; leftPath &amp; """ --right=""" &amp; rightPath &amp; """"
    Shell(command, 1)
    LaunchKrusader = True
    Exit Function
    
TryBasicCommand:
    ' Strategy 3: Basic Krusader command (final fallback)
    On Error GoTo KrusaderError
    command = "krusader --left=""" &amp; leftPath &amp; """ --right=""" &amp; rightPath &amp; """"
    Shell(command, 1)
    LaunchKrusader = True
    Exit Function
    
KrusaderError:
    ' All strategies failed
    LaunchKrusader = False
End Function

' ============================================================================
Function LaunchNemo(leftPath As String, rightPath As String, leftFile As String, rightFile As String) As Boolean
    ' Launches Nemo file manager with both locations in separate tabs
    ' Attempts to open specific files directly for easier identification
    ' Uses Nemo's tab support (-t parameter) for better organization
    
    On Error GoTo NemoError
    Dim command As String
    
    ' Launch Nemo with both file paths - this opens tabs and selects the files
    command = "nemo -t """ &amp; leftPath &amp; "/" &amp; leftFile &amp; """ """ &amp; rightPath &amp; "/" &amp; rightFile &amp; """"
    Shell(command, 1)
    
    LaunchNemo = True
    Exit Function
    
NemoError:
    ' Nemo not available or command failed
    LaunchNemo = False
End Function

' ============================================================================
Sub LaunchSeparateWindows(leftPath As String, rightPath As String, leftFile As String, rightFile As String)
    ' Final fallback: opens both file locations in separate file manager windows
    ' Uses system default file manager for maximum compatibility when specialized managers fail
    ' Attempts to open files directly first, falls back to opening containing folders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Nemo as system default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using xdg-open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B&amp;C) and delete duplicate (columns D&amp;E)
    ' Updates columns H=YES, I=NO, J=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NO")               ' Column I: Don't keep duplicate
    sheet.getCellByPosition(9, currentRow).setString("DELETE_DUPLICATE") ' Column J: Action to take
    
    ' Apply visual color coding for immediate feedback
    cellG = sheet.getCellByPosition(7, currentRow)
    cellH = sheet.getCellByPosition(8, currentRow)
    
    cellG.setPropertyValue("CellBackColor", RGB(144, 238, 144)) ' Light green (keep)
    cellH.setPropertyValue("CellBackColor", RGB(255, 182, 193)) ' Light red (delete)
    
    ' Move to next row for efficient workflow
    MoveToNextRow()
End Sub

' ============================================================================
Sub MarkKeepDuplicate()
    ' Marks decision to keep the duplicate file (columns D&amp;E) and delete original (columns B&amp;C)
    ' Updates columns H=NO, I=YES, J=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7, currentRow).setString("NO")               ' Column H: Don't keep original
    sheet.getCellByPosition(8, currentRow).setString("YES")              ' Column I: Keep duplicate
    sheet.getCellByPosition(9, currentRow).setString("DELETE_ORIGINAL")  ' Column J: Action to take
    
    ' Apply visual color coding
    cellG = sheet.getCellByPosition(7, currentRow)
    cellH = sheet.getCellByPosition(8, currentRow)
    
    cellG.setPropertyValue("CellBackColor", RGB(255, 182, 193)) ' Light red (delete)
    cellH.setPropertyValue("CellBackColor", RGB(144, 238, 144)) ' Light green (keep)
    
    ' Move to next row for efficient workflow
    MoveToNextRow()
End Sub

' ============================================================================
Sub MarkDeleteBoth()
    ' Marks decision to delete both the original and duplicate files
    ' Updates columns H=NO, I=NO, J=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7, currentRow).setString("NO")           ' Column H: Don't keep original
    sheet.getCellByPosition(8, currentRow).setString("NO")           ' Column I: Don't keep duplicate
    sheet.getCellByPosition(9, currentRow).setString("DELETE_BOTH")  ' Column J: Delete both files
    
    ' Apply red color coding to both columns (warning: both will be deleted)
    cellG = sheet.getCellByPosition(7, currentRow)
    cellH = sheet.getCellByPosition(8, currentRow)
    
    cellG.setPropertyValue("CellBackColor", RGB(255, 182, 193)) ' Light red
    cellH.setPropertyValue("CellBackColor", RGB(255, 182, 193)) ' Light red
    
    ' Move to next row for efficient workflow
    MoveToNextRow()
End Sub

' ============================================================================
Sub MarkNeedsReview()
    ' Marks files that need additional review before making a decision
    ' Updates columns H=REVIEW, I=REVIEW, J=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7, currentRow).setString("REVIEW")        ' Column H: Needs review
    sheet.getCellByPosition(8, currentRow).setString("REVIEW")        ' Column I: Needs review
    sheet.getCellByPosition(9, currentRow).setString("REVIEW_NEEDED") ' Column J: Action needed
    
    ' Apply yellow color coding to indicate "needs attention"
    cellG = sheet.getCellByPosition(7, currentRow)
    cellH = sheet.getCellByPosition(8, currentRow)
    
    cellG.setPropertyValue("CellBackColor", RGB(255, 255, 180)) ' Light yellow
    cellH.setPropertyValue("CellBackColor", RGB(255, 255, 180)) ' Light yellow
    
    ' Move to next row for efficient workflow
    MoveToNextRow()
End Sub

' SOFT LINK FUNCTIONS
' ============================================================================

Sub MarkSoftLinkOriginal()
    ' Marks decision to keep the original file and soft link the duplicate to it
    ' Updates columns H=YES, I=LINK, J=SOFT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Soft link duplicate
    sheet.getCellByPosition(9, currentRow).setString("SOFT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3, 216, 230)) ' Light blue (link)
    
    ' Move to next row for efficient workflow
    MoveToNextRow()
End Sub

' ============================================================================
Sub MarkSoftLinkDuplicate()
    ' Marks decision to keep the duplicate file and soft link the original to it
    ' Updates columns H=LINK, I=YES, J=SOFT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SoftLinkOriginal
    sheet.getCellByPosition(7, currentRow).setString("LINK")             ' Column H: Soft link original
    sheet.getCellByPosition(8, currentRow).setString("YES")              ' Column I: Keep duplicate
    sheet.getCellByPosition(9, currentRow).setString("SOFTLINK_ORIGINAL") ' Column J: Action to take
    
    ' Apply visual color coding
    cellG = sheet.getCellByPosition(7, currentRow)
    cellH = sheet.getCellByPosition(8, currentRow)
    
    cellG.setPropertyValue("CellBackColor", RGB(173, 216, 230)) ' Light blue (link)
    cellH.setPropertyValue("CellBackColor", RGB(144, 238, 144)) ' Light green (keep)
    
    ' Move to next row for efficient workflow
    MoveToNextRow()
End Sub

' HARD LINK FUNCTIONS
' ============================================================================

Sub MarkHardLinkOriginal()
    ' Marks decision to keep the original file and hard link the duplicate to it
    ' Updates columns H=YES, I=LINK, J=HARD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Hard link duplicate
    sheet.getCellByPosition(9, currentRow).setString("HARD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6, 224, 230)) ' Light teal (hard link)
    
    ' Move to next row for efficient workflow
    MoveToNextRow()
End Sub

' ============================================================================
Sub MarkHardLinkDuplicate()
    ' Marks decision to keep the duplicate file and hard link the original to it
    ' Updates columns H=LINK, I=YES, J=HARD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HardLinkOriginal
    sheet.getCellByPosition(7, currentRow).setString("LINK")             ' Column H: Hard link original
    sheet.getCellByPosition(8, currentRow).setString("YES")              ' Column I: Keep duplicate
    sheet.getCellByPosition(9, currentRow).setString("HARDLINK_ORIGINAL") ' Column J: Action to take
    
    ' Apply visual color coding
    cellG = sheet.getCellByPosition(7, currentRow)
    cellH = sheet.getCellByPosition(8, currentRow)
    
    cellG.setPropertyValue("CellBackColor", RGB(176, 224, 230)) ' Light teal (hard link)
    cellH.setPropertyValue("CellBackColor", RGB(144, 238, 144)) ' Light green (keep)
    
    ' Move to next row for efficient workflow
    MoveToNextRow()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data column (B) of next row for consistent positioning
    oController.select(oSheet.getCellByPosition(1, targetRow))
End Sub

' ============================================================================
Sub ClearDecisions()
    ' Clears all decision markings (columns H, I, J)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H, I, J
            sheet.getCellByPosition(7, i).setString("")  ' Clear Keep_Original
            sheet.getCellByPosition(8, i).setString("")  ' Clear Keep_Duplicate
            sheet.getCellByPosition(9, i).setString("")  ' Clear Action
            
            ' Reset background colors to default (no color)
            cellG = sheet.getCellByPosition(7, i)
            cellH = sheet.getCellByPosition(8,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 ============================================================================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softLinkOrig As Long, softLinkDup As Long, hardLinkOrig As Long, hardLinkDup As Long
    Dim i As Long
    Dim action As String
    Dim totalDataRows As Long
    
    sheet = ThisComponent.getCurrentController().getActiveSheet()
    
    ' Find the last row with data - check from row 3 downward (skip protected rows 1-2)
    lastRow = 2  ' Start from row 3 (index 2)
    Do While sheet.getCellByPosition(9, lastRow).getString() &lt;&gt; "" Or sheet.getCellByPosition(1,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J)
    ' Start from index 2 (row 3) to skip protected rows 1-2
    For i = 2 To lastRow
        action = sheet.getCellByPosition(9, i).getString() ' Column J (Action)
        Select Case action
            Case "DELETE_DUPLICATE"
                keepOrig = keepOrig + 1
            Case "DELETE_ORIGINAL"  
                keepDup = keepDup + 1
            Case "DELETE_BOTH"
                deleteBoth = deleteBoth + 1
            Case "REVIEW_NEEDED"
                needReview = needReview + 1
            Case "SOFTLINK_DUPLICATE"
                softLinkOrig = softLinkOrig + 1
            Case "SOFTLINK_ORIGINAL"
                softLinkDup = softLinkDup + 1
            Case "HARDLINK_DUPLICATE"
                hardLinkOrig = hardLinkOrig + 1
            Case "HARDLINK_ORIGINAL"
                hardLinkDup = hardLinkDup + 1
            Case ""
                unprocessed = unprocessed + 1
        End Select
    Next i
    
    ' Calculate completion percentage
    Dim processedRows As Long
    Dim completionPercent As Long
    processedRows = keepOrig + keepDup + deleteBoth + needReview + softLinkOrig + softLinkDup + hardLinkOrig + hardLinkDup
    If totalDataRows &gt; 0 Then
        completionPercent = Int((processedRows / totalDataRows) * 100)
    Else
        completionPercent = 0
    End If
    
    ' Display comprehensive statistics
    MsgBox("CZKAWKA DUPLICATE ANALYSIS STATISTICS" &amp; Chr(10) &amp; _
           "===========================================" &amp; Chr(10) &amp; Chr(10) &amp; _
           "DELETION DECISIONS:" &amp; Chr(10) &amp; _
           "Keep Original (delete duplicate): " &amp; keepOrig &amp; Chr(10) &amp; _
           "Keep Duplicate (delete original): " &amp; keepDup &amp; Chr(10) &amp; _
           "Delete Both Files: " &amp; deleteBoth &amp; Chr(10) &amp; Chr(10) &amp; _
           "LINKING DECISIONS:" &amp; Chr(10) &amp; _
           "Soft Link Duplicate to Original: " &amp; softLinkOrig &amp; Chr(10) &amp; _
           "Soft Link Original to Duplicate: " &amp; softLinkDup &amp; Chr(10) &amp; _
           "Hard Link Duplicate to Original: " &amp; hardLinkOrig &amp; Chr(10) &amp; _
           "Hard Link Original to Duplicate: " &amp; hardLinkDup &amp; Chr(10) &amp; Chr(10) &amp; _
           "OTHER:"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64, "Duplicate Analysis Progress")
End Sub

' ============================================================================
Sub ToggleFilterByActiveCell()
    ' Simple filter using standard LibreOffice filter with exact text matching
    ' Works with text containing special characters including parentheses
    
    Dim oSheet As Object
    Dim oRange As Object
    Dim oActiveCell As Object
    Dim sFilterValue As String
    Dim nColumn As Integer
    Dim oFilterDesc As Object
    Dim oCellA1 As Object
    Dim oActiveCellAddress As Object
    Dim oDataAddress As Object
    
    ' Get the active sheet and cell
    oSheet = ThisComponent.getCurrentController().getActiveSheet()
    oRange = oSheet.getCellRangeByName("fullData")
    oActiveCell = ThisComponent.getCurrentController().getSelection()
    oCellA1 = oSheet.getCellByPosition(0, 0)  ' A1 cell for filter state
    
    ' Check if a single cell is selected
    If oActiveCell.getImplementationName() &lt;&gt; "ScCellObj" Then
        Exit Sub
    End If
    
    ' Get the active cell address and data range address
    oActiveCellAddress = oActiveCell.getCellAddress()
    oDataAddress = oRange.getRangeAddress()
    
    ' Check if the active cell is within the fullData range
    If oActiveCellAddress.Sheet &lt;&gt; oDataAddress.Sheet Or _
       oActiveCellAddress.Column &lt; oDataAddress.StartColumn Or _
       oActiveCellAddress.Column &gt; oDataAddress.EndColumn Or _
       oActiveCellAddress.Row &lt; oDataAddress.StartRow Or _
       oActiveCellAddress.Row &gt; oDataAddress.EndRow Then
        Exit Sub
    End If
    
    ' Get the column number and filter value
    nColumn = oActiveCellAddress.Column
    sFilterValue = oActiveCell.getString()
    
    ' Check if the cell has content
    If sFilterValue = "" Then
        Exit Sub
    End If
    
    ' Check A1 for filter state (any non-empty value means filter is active)
    If oCellA1.getString() &lt;&gt; "" Then
        ' Filter is active, clear it
        oFilterDesc = oRange.createFilterDescriptor(True)
        oFilterDesc.setPropertyValue("ContainsHeader", True)
        oFilterDesc.setFilterFields(Array())
        oRange.filter(oFilterDesc)
        
        ' Clear the filter state indicator in A1
        oCellA1.setString("")
    Else
        ' No filter active, apply new filter with exact matching
        oFilterDesc = oRange.createFilterDescriptor(True)
        oFilterDesc.setPropertyValue("ContainsHeader", True)
        oFilterDesc.setPropertyValue("UseRegularExpressions", False)
        
        Dim oFilterFields(0) As New com.sun.star.sheet.TableFilterField
        oFilterFields(0).Field = nColumn - oDataAddress.StartColumn ' Column relative to data range
        oFilterFields(0).IsNumeric = False
        oFilterFields(0).StringValue = sFilterValue  ' Exact match - no wildcards
        oFilterFields(0).Operator = com.sun.star.sheet.FilterOperator.EQUAL
        
        oFilterDesc.setFilterFields(oFilterFields())
        oRange.filter(oFilterDesc)
        
        ' Mark filter as active in A1 (store what we filtered for)
        oCellA1.setString("FILTERED: " &amp; sFilterValue)
    End If
End Sub

' ============================================================================
Sub ClearFilterState()
    ' Helper function to manually clear filter and state
    ' Removes any active filters and clears the filter state indicator
    ' Useful when you want to see all data again
    
    Dim oSheet As Object
    Dim oRange As Object
    Dim oFilterDesc As Object
    Dim oCellA1 As Object
    
    oSheet = ThisComponent.getCurrentController().getActiveSheet()
    oRange = oSheet.getCellRangeByName("fullData")
    oCellA1 = oSheet.getCellByPosition(0, 0)
    
    ' Clear filter
    oFilterDesc = oRange.createFilterDescriptor(True)
    oFilterDesc.setPropertyValue("ContainsHeader", True)
    oFilterDesc.setFilterFields(Array())
    oRange.filter(oFilterDesc)
    
    ' Clear state indicator
    oCellA1.setString("")
    
    MsgBox("All filters cleared. Showing all data rows.", 64, "Filter Cleared")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KEYBOARD SHORTCUTS SUMMARY:
' ============================================================================
' F3 		: OpenInNemoFromActiveCell (Nemo → Krusader → System Default)
' Alt+F3 	: OpenInKrusaderFromActiveCell (Krusader → Nemo → System Default)
' Ctrl+3 	: MarkKeepOriginal (keep left/original file)
' Ctrl+4 	: MarkKeepDuplicate (keep right/duplicate file)
' Ctrl+6 	: MarkNeedsReview (mark for later review)
' Alt+3		: MarkSoftLinkOriginal (soft link duplicate to original)
' Alt+4		: MarkSoftLinkDuplicate (soft link original to duplicate)
' Ctrl+Alt+3: MarkHardLinkOriginal (hard link duplicate to original) 
' Ctrl+Alt+4: MarkHardLinkDuplicate (hard link original to duplicate)
' Ctrl+8 	: ClearDecisions (reset selected rows)
' Ctrl+9 	: ToggleFilterByActiveCell (filter column by active cell content)
' Ctrl+0	: ClearFilterState (clear any active filter)
' Ctrl+7 	: ShowStatistics (view progress and decision summary)
'
' ============================================================================
' END OF CZKAWKA DUPLICATE ANALYSIS MACRO MODULE
' ============================================================================ &amp; Chr(10) &amp; Chr(10) &amp; _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bu2_20250809"/>
  <library:element library:name="bu1_20250805"/>
  <library:element library:name="bu3_20250812"/>
  <library:element library:name="bu4_2025081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